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3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3"/>
    <style:style style:name="ce8" style:family="table-cell" style:parent-style-name="Default" style:data-style-name="N103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end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21"/>
    <style:style style:name="ce12" style:family="table-cell" style:parent-style-name="Default" style:data-style-name="N12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3">
      <style:table-cell-properties style:text-align-source="fix" style:repeat-content="false"/>
      <style:paragraph-properties fo:text-align="end"/>
    </style:style>
    <style:style style:name="ce14" style:family="table-cell" style:parent-style-name="Default" style:data-style-name="N103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3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4" table:default-cell-style-name="ce7"/>
        <table:table-column table:style-name="co1" table:default-cell-style-name="ce9"/>
        <table:table-column table:style-name="co1" table:default-cell-style-name="ce13"/>
        <table:table-column table:style-name="co1" table:default-cell-style-name="ce7"/>
        <table:table-row table:style-name="ro1">
          <table:table-cell table:style-name="ce1" table:number-columns-spanned="7" table:number-rows-spanned="1"/>
          <table:covered-table-cell table:style-name="ce1"/>
          <table:covered-table-cell table:number-columns-repeated="4" table:style-name="ce6"/>
          <table:covered-table-cell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Year</text:p>
          </table:table-cell>
          <table:table-cell table:style-name="ce1"/>
          <table:table-cell table:style-name="ce6" table:number-columns-repeated="4"/>
          <table:table-cell table:style-name="ce10" table:formula="of:=AVERAGE([.G4:.G73])" office:value-type="percentage" office:value="0.0879428571428571" calcext:value-type="percentage">
            <text:p>8.79%</text:p>
          </table:table-cell>
          <table:table-cell table:style-name="ce14"/>
          <table:table-cell/>
        </table:table-row>
        <table:table-row table:style-name="ro1">
          <table:covered-table-cell/>
          <table:table-cell office:value-type="string" calcext:value-type="string">
            <text:p>Age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Contrib</text:p>
          </table:table-cell>
          <table:table-cell office:value-type="string" calcext:value-type="string">
            <text:p>Total Con</text:p>
          </table:table-cell>
          <table:table-cell office:value-type="string" calcext:value-type="string">
            <text:p>Balance</text:p>
          </table:table-cell>
          <table:table-cell table:style-name="ce10" office:value-type="string" calcext:value-type="string">
            <text:p>% Change</text:p>
          </table:table-cell>
          <table:table-cell table:style-name="ce14" office:value-type="string" calcext:value-type="string">
            <text:p>$ Change</text:p>
          </table:table-cell>
          <table:table-cell office:value-type="string" calcext:value-type="string">
            <text:p>Final</text:p>
          </table:table-cell>
        </table:table-row>
        <table:table-row table:style-name="ro1"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" office:value-type="currency" office:currency="USD" office:value="0" calcext:value-type="currency">
            <text:p>$0</text:p>
          </table:table-cell>
          <table:table-cell table:formula="of:=[.D4]" office:value-type="currency" office:currency="USD" office:value="0" calcext:value-type="currency">
            <text:p>$0</text:p>
          </table:table-cell>
          <table:table-cell table:formula="of:=[.E4]" office:value-type="currency" office:currency="USD" office:value="0" calcext:value-type="currency">
            <text:p>$0</text:p>
          </table:table-cell>
          <table:table-cell table:style-name="ce11" office:value-type="percentage" office:value="0.264" calcext:value-type="percentage">
            <text:p>26.40%</text:p>
          </table:table-cell>
          <table:table-cell table:style-name="ce15" table:formula="of:=[.F4]*[.G4]" office:value-type="currency" office:currency="USD" office:value="0" calcext:value-type="currency">
            <text:p>$0</text:p>
          </table:table-cell>
          <table:table-cell table:formula="of:=[.F4]*(1+[.G4])" office:value-type="currency" office:currency="USD" office:value="0" calcext:value-type="currency">
            <text:p>$0</text:p>
          </table:table-cell>
        </table:table-row>
        <table:table-row table:style-name="ro1">
          <table:table-cell table:style-name="ce2" office:value-type="float" office:value="1956" calcext:value-type="float">
            <text:p>1956</text:p>
          </table:table-cell>
          <table:table-cell table:style-name="ce2" table:formula="of:=[.B6]-1" office:value-type="float" office:value="18" calcext:value-type="float">
            <text:p>18</text:p>
          </table:table-cell>
          <table:table-cell table:number-columns-repeated="2" office:value-type="currency" office:currency="USD" office:value="0" calcext:value-type="currency">
            <text:p>$0</text:p>
          </table:table-cell>
          <table:table-cell table:style-name="ce8" table:formula="of:=[.E4]+[.D4]" office:value-type="currency" office:currency="USD" office:value="0" calcext:value-type="currency">
            <text:p>$0</text:p>
          </table:table-cell>
          <table:table-cell table:style-name="ce8" table:formula="of:=[.I4]+[.D5]" office:value-type="currency" office:currency="USD" office:value="0" calcext:value-type="currency">
            <text:p>$0</text:p>
          </table:table-cell>
          <table:table-cell table:style-name="ce11" office:value-type="percentage" office:value="0.0262" calcext:value-type="percentage">
            <text:p>2.62%</text:p>
          </table:table-cell>
          <table:table-cell table:style-name="ce15" table:formula="of:=[.F5]*[.G5]" office:value-type="currency" office:currency="USD" office:value="0" calcext:value-type="currency">
            <text:p>$0</text:p>
          </table:table-cell>
          <table:table-cell table:formula="of:=[.F5]*(1+[.G5])" office:value-type="currency" office:currency="USD" office:value="0" calcext:value-type="currency">
            <text:p>$0</text:p>
          </table:table-cell>
        </table:table-row>
        <table:table-row table:style-name="ro1">
          <table:table-cell table:style-name="ce2" office:value-type="float" office:value="1957" calcext:value-type="float">
            <text:p>1957</text:p>
          </table:table-cell>
          <table:table-cell table:style-name="ce2" table:formula="of:=[.B7]-1" office:value-type="float" office:value="19" calcext:value-type="float">
            <text:p>19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5]+[.D6]" office:value-type="currency" office:currency="USD" office:value="6200" calcext:value-type="currency">
            <text:p>$6,200</text:p>
          </table:table-cell>
          <table:table-cell table:style-name="ce8" table:formula="of:=[.I5]+[.D6]" office:value-type="currency" office:currency="USD" office:value="6200" calcext:value-type="currency">
            <text:p>$6,200</text:p>
          </table:table-cell>
          <table:table-cell table:style-name="ce11" office:value-type="percentage" office:value="-0.1431" calcext:value-type="percentage">
            <text:p>-14.31%</text:p>
          </table:table-cell>
          <table:table-cell table:style-name="ce15" table:formula="of:=[.F6]*[.G6]" office:value-type="currency" office:currency="USD" office:value="-887.22" calcext:value-type="currency">
            <text:p>-$887</text:p>
          </table:table-cell>
          <table:table-cell table:formula="of:=[.F6]+[.H6]" office:value-type="currency" office:currency="USD" office:value="5312.78" calcext:value-type="currency">
            <text:p>$5,313</text:p>
          </table:table-cell>
        </table:table-row>
        <table:table-row table:style-name="ro1">
          <table:table-cell table:style-name="ce2" office:value-type="float" office:value="1958" calcext:value-type="float">
            <text:p>1958</text:p>
          </table:table-cell>
          <table:table-cell table:style-name="ce2" table:formula="of:=[.B8]-1" office:value-type="float" office:value="20" calcext:value-type="float">
            <text:p>20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6]+[.D7]" office:value-type="currency" office:currency="USD" office:value="12400" calcext:value-type="currency">
            <text:p>$12,400</text:p>
          </table:table-cell>
          <table:table-cell table:style-name="ce8" table:formula="of:=[.I6]+[.D7]" office:value-type="currency" office:currency="USD" office:value="11512.78" calcext:value-type="currency">
            <text:p>$11,513</text:p>
          </table:table-cell>
          <table:table-cell table:style-name="ce11" office:value-type="percentage" office:value="0.3806" calcext:value-type="percentage">
            <text:p>38.06%</text:p>
          </table:table-cell>
          <table:table-cell table:style-name="ce15" table:formula="of:=[.F7]*[.G7]" office:value-type="currency" office:currency="USD" office:value="4381.764068" calcext:value-type="currency">
            <text:p>$4,382</text:p>
          </table:table-cell>
          <table:table-cell table:formula="of:=[.F7]+[.H7]" office:value-type="currency" office:currency="USD" office:value="15894.544068" calcext:value-type="currency">
            <text:p>$15,895</text:p>
          </table:table-cell>
        </table:table-row>
        <table:table-row table:style-name="ro1">
          <table:table-cell table:style-name="ce2" office:value-type="float" office:value="1959" calcext:value-type="float">
            <text:p>1959</text:p>
          </table:table-cell>
          <table:table-cell table:style-name="ce2" table:formula="of:=[.B9]-1" office:value-type="float" office:value="21" calcext:value-type="float">
            <text:p>21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7]+[.D8]" office:value-type="currency" office:currency="USD" office:value="18600" calcext:value-type="currency">
            <text:p>$18,600</text:p>
          </table:table-cell>
          <table:table-cell table:style-name="ce8" table:formula="of:=[.I7]+[.D8]" office:value-type="currency" office:currency="USD" office:value="22094.544068" calcext:value-type="currency">
            <text:p>$22,095</text:p>
          </table:table-cell>
          <table:table-cell table:style-name="ce11" office:value-type="percentage" office:value="0.0848" calcext:value-type="percentage">
            <text:p>8.48%</text:p>
          </table:table-cell>
          <table:table-cell table:style-name="ce15" table:formula="of:=[.F8]*[.G8]" office:value-type="currency" office:currency="USD" office:value="1873.6173369664" calcext:value-type="currency">
            <text:p>$1,874</text:p>
          </table:table-cell>
          <table:table-cell table:formula="of:=[.F8]+[.H8]" office:value-type="currency" office:currency="USD" office:value="23968.1614049664" calcext:value-type="currency">
            <text:p>$23,968</text:p>
          </table:table-cell>
        </table:table-row>
        <table:table-row table:style-name="ro1">
          <table:table-cell table:style-name="ce2" office:value-type="float" office:value="1960" calcext:value-type="float">
            <text:p>1960</text:p>
          </table:table-cell>
          <table:table-cell table:style-name="ce2" table:formula="of:=[.B10]-1" office:value-type="float" office:value="22" calcext:value-type="float">
            <text:p>22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8]+[.D9]" office:value-type="currency" office:currency="USD" office:value="24800" calcext:value-type="currency">
            <text:p>$24,800</text:p>
          </table:table-cell>
          <table:table-cell table:style-name="ce8" table:formula="of:=[.I8]+[.D9]" office:value-type="currency" office:currency="USD" office:value="30168.1614049664" calcext:value-type="currency">
            <text:p>$30,168</text:p>
          </table:table-cell>
          <table:table-cell table:style-name="ce11" office:value-type="percentage" office:value="-0.0297" calcext:value-type="percentage">
            <text:p>-2.97%</text:p>
          </table:table-cell>
          <table:table-cell table:style-name="ce15" table:formula="of:=[.F9]*[.G9]" office:value-type="currency" office:currency="USD" office:value="-895.994393727502" calcext:value-type="currency">
            <text:p>-$896</text:p>
          </table:table-cell>
          <table:table-cell table:formula="of:=[.F9]+[.H9]" office:value-type="currency" office:currency="USD" office:value="29272.1670112389" calcext:value-type="currency">
            <text:p>$29,272</text:p>
          </table:table-cell>
        </table:table-row>
        <table:table-row table:style-name="ro1">
          <table:table-cell table:style-name="ce2" office:value-type="float" office:value="1961" calcext:value-type="float">
            <text:p>1961</text:p>
          </table:table-cell>
          <table:table-cell table:style-name="ce2" table:formula="of:=[.B11]-1" office:value-type="float" office:value="23" calcext:value-type="float">
            <text:p>23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9]+[.D10]" office:value-type="currency" office:currency="USD" office:value="31000" calcext:value-type="currency">
            <text:p>$31,000</text:p>
          </table:table-cell>
          <table:table-cell table:style-name="ce8" table:formula="of:=[.I9]+[.D10]" office:value-type="currency" office:currency="USD" office:value="35472.1670112389" calcext:value-type="currency">
            <text:p>$35,472</text:p>
          </table:table-cell>
          <table:table-cell table:style-name="ce11" office:value-type="percentage" office:value="0.2313" calcext:value-type="percentage">
            <text:p>23.13%</text:p>
          </table:table-cell>
          <table:table-cell table:style-name="ce15" table:formula="of:=[.F10]*[.G10]" office:value-type="currency" office:currency="USD" office:value="8204.71222969956" calcext:value-type="currency">
            <text:p>$8,205</text:p>
          </table:table-cell>
          <table:table-cell table:formula="of:=[.F10]+[.H10]" office:value-type="currency" office:currency="USD" office:value="43676.8792409385" calcext:value-type="currency">
            <text:p>$43,677</text:p>
          </table:table-cell>
        </table:table-row>
        <table:table-row table:style-name="ro1">
          <table:table-cell table:style-name="ce2" office:value-type="float" office:value="1962" calcext:value-type="float">
            <text:p>1962</text:p>
          </table:table-cell>
          <table:table-cell table:style-name="ce2" table:formula="of:=[.B12]-1" office:value-type="float" office:value="24" calcext:value-type="float">
            <text:p>24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10]+[.D11]" office:value-type="currency" office:currency="USD" office:value="37200" calcext:value-type="currency">
            <text:p>$37,200</text:p>
          </table:table-cell>
          <table:table-cell table:style-name="ce8" table:formula="of:=[.I10]+[.D11]" office:value-type="currency" office:currency="USD" office:value="49876.8792409385" calcext:value-type="currency">
            <text:p>$49,877</text:p>
          </table:table-cell>
          <table:table-cell table:style-name="ce11" office:value-type="percentage" office:value="-0.1181" calcext:value-type="percentage">
            <text:p>-11.81%</text:p>
          </table:table-cell>
          <table:table-cell table:style-name="ce15" table:formula="of:=[.F11]*[.G11]" office:value-type="currency" office:currency="USD" office:value="-5890.45943835483" calcext:value-type="currency">
            <text:p>-$5,890</text:p>
          </table:table-cell>
          <table:table-cell table:formula="of:=[.F11]+[.H11]" office:value-type="currency" office:currency="USD" office:value="43986.4198025836" calcext:value-type="currency">
            <text:p>$43,986</text:p>
          </table:table-cell>
        </table:table-row>
        <table:table-row table:style-name="ro1">
          <table:table-cell table:style-name="ce2" office:value-type="float" office:value="1963" calcext:value-type="float">
            <text:p>1963</text:p>
          </table:table-cell>
          <table:table-cell table:style-name="ce2" table:formula="of:=[.B13]-1" office:value-type="float" office:value="25" calcext:value-type="float">
            <text:p>25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11]+[.D12]" office:value-type="currency" office:currency="USD" office:value="43400" calcext:value-type="currency">
            <text:p>$43,400</text:p>
          </table:table-cell>
          <table:table-cell table:style-name="ce8" table:formula="of:=[.I11]+[.D12]" office:value-type="currency" office:currency="USD" office:value="50186.4198025836" calcext:value-type="currency">
            <text:p>$50,186</text:p>
          </table:table-cell>
          <table:table-cell table:style-name="ce11" office:value-type="percentage" office:value="0.1889" calcext:value-type="percentage">
            <text:p>18.89%</text:p>
          </table:table-cell>
          <table:table-cell table:style-name="ce15" table:formula="of:=[.F12]*[.G12]" office:value-type="currency" office:currency="USD" office:value="9480.21470070805" calcext:value-type="currency">
            <text:p>$9,480</text:p>
          </table:table-cell>
          <table:table-cell table:formula="of:=[.F12]+[.H12]" office:value-type="currency" office:currency="USD" office:value="59666.6345032917" calcext:value-type="currency">
            <text:p>$59,667</text:p>
          </table:table-cell>
        </table:table-row>
        <table:table-row table:style-name="ro1">
          <table:table-cell table:style-name="ce2" office:value-type="float" office:value="1964" calcext:value-type="float">
            <text:p>1964</text:p>
          </table:table-cell>
          <table:table-cell table:style-name="ce2" table:formula="of:=[.B14]-1" office:value-type="float" office:value="26" calcext:value-type="float">
            <text:p>26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12]+[.D13]" office:value-type="currency" office:currency="USD" office:value="49600" calcext:value-type="currency">
            <text:p>$49,600</text:p>
          </table:table-cell>
          <table:table-cell table:style-name="ce8" table:formula="of:=[.I12]+[.D13]" office:value-type="currency" office:currency="USD" office:value="65866.6345032917" calcext:value-type="currency">
            <text:p>$65,867</text:p>
          </table:table-cell>
          <table:table-cell table:style-name="ce11" office:value-type="percentage" office:value="0.1297" calcext:value-type="percentage">
            <text:p>12.97%</text:p>
          </table:table-cell>
          <table:table-cell table:style-name="ce15" table:formula="of:=[.F13]*[.G13]" office:value-type="currency" office:currency="USD" office:value="8542.90249507693" calcext:value-type="currency">
            <text:p>$8,543</text:p>
          </table:table-cell>
          <table:table-cell table:formula="of:=[.F13]+[.H13]" office:value-type="currency" office:currency="USD" office:value="74409.5369983686" calcext:value-type="currency">
            <text:p>$74,410</text:p>
          </table:table-cell>
        </table:table-row>
        <table:table-row table:style-name="ro1">
          <table:table-cell table:style-name="ce2" office:value-type="float" office:value="1965" calcext:value-type="float">
            <text:p>1965</text:p>
          </table:table-cell>
          <table:table-cell table:style-name="ce2" table:formula="of:=[.B15]-1" office:value-type="float" office:value="27" calcext:value-type="float">
            <text:p>27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13]+[.D14]" office:value-type="currency" office:currency="USD" office:value="55800" calcext:value-type="currency">
            <text:p>$55,800</text:p>
          </table:table-cell>
          <table:table-cell table:style-name="ce8" table:formula="of:=[.I13]+[.D14]" office:value-type="currency" office:currency="USD" office:value="80609.5369983686" calcext:value-type="currency">
            <text:p>$80,610</text:p>
          </table:table-cell>
          <table:table-cell table:style-name="ce11" office:value-type="percentage" office:value="0.0906" calcext:value-type="percentage">
            <text:p>9.06%</text:p>
          </table:table-cell>
          <table:table-cell table:style-name="ce15" table:formula="of:=[.F14]*[.G14]" office:value-type="currency" office:currency="USD" office:value="7303.2240520522" calcext:value-type="currency">
            <text:p>$7,303</text:p>
          </table:table-cell>
          <table:table-cell table:formula="of:=[.F14]+[.H14]" office:value-type="currency" office:currency="USD" office:value="87912.7610504208" calcext:value-type="currency">
            <text:p>$87,913</text:p>
          </table:table-cell>
        </table:table-row>
        <table:table-row table:style-name="ro1">
          <table:table-cell table:style-name="ce2" office:value-type="float" office:value="1966" calcext:value-type="float">
            <text:p>1966</text:p>
          </table:table-cell>
          <table:table-cell table:style-name="ce2" table:formula="of:=[.B16]-1" office:value-type="float" office:value="28" calcext:value-type="float">
            <text:p>28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14]+[.D15]" office:value-type="currency" office:currency="USD" office:value="62000" calcext:value-type="currency">
            <text:p>$62,000</text:p>
          </table:table-cell>
          <table:table-cell table:style-name="ce8" table:formula="of:=[.I14]+[.D15]" office:value-type="currency" office:currency="USD" office:value="94112.7610504208" calcext:value-type="currency">
            <text:p>$94,113</text:p>
          </table:table-cell>
          <table:table-cell table:style-name="ce11" office:value-type="percentage" office:value="-0.1309" calcext:value-type="percentage">
            <text:p>-13.09%</text:p>
          </table:table-cell>
          <table:table-cell table:style-name="ce15" table:formula="of:=[.F15]*[.G15]" office:value-type="currency" office:currency="USD" office:value="-12319.3604215001" calcext:value-type="currency">
            <text:p>-$12,319</text:p>
          </table:table-cell>
          <table:table-cell table:formula="of:=[.F15]+[.H15]" office:value-type="currency" office:currency="USD" office:value="81793.4006289207" calcext:value-type="currency">
            <text:p>$81,793</text:p>
          </table:table-cell>
        </table:table-row>
        <table:table-row table:style-name="ro1">
          <table:table-cell table:style-name="ce2" office:value-type="float" office:value="1967" calcext:value-type="float">
            <text:p>1967</text:p>
          </table:table-cell>
          <table:table-cell table:style-name="ce2" table:formula="of:=[.B17]-1" office:value-type="float" office:value="29" calcext:value-type="float">
            <text:p>29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15]+[.D16]" office:value-type="currency" office:currency="USD" office:value="68200" calcext:value-type="currency">
            <text:p>$68,200</text:p>
          </table:table-cell>
          <table:table-cell table:style-name="ce8" table:formula="of:=[.I15]+[.D16]" office:value-type="currency" office:currency="USD" office:value="87993.4006289207" calcext:value-type="currency">
            <text:p>$87,993</text:p>
          </table:table-cell>
          <table:table-cell table:style-name="ce11" office:value-type="percentage" office:value="0.2009" calcext:value-type="percentage">
            <text:p>20.09%</text:p>
          </table:table-cell>
          <table:table-cell table:style-name="ce15" table:formula="of:=[.F16]*[.G16]" office:value-type="currency" office:currency="USD" office:value="17677.8741863502" calcext:value-type="currency">
            <text:p>$17,678</text:p>
          </table:table-cell>
          <table:table-cell table:formula="of:=[.F16]+[.H16]" office:value-type="currency" office:currency="USD" office:value="105671.274815271" calcext:value-type="currency">
            <text:p>$105,671</text:p>
          </table:table-cell>
        </table:table-row>
        <table:table-row table:style-name="ro1">
          <table:table-cell table:style-name="ce2" office:value-type="float" office:value="1968" calcext:value-type="float">
            <text:p>1968</text:p>
          </table:table-cell>
          <table:table-cell table:style-name="ce2" table:formula="of:=[.B18]-1" office:value-type="float" office:value="30" calcext:value-type="float">
            <text:p>30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16]+[.D17]" office:value-type="currency" office:currency="USD" office:value="74400" calcext:value-type="currency">
            <text:p>$74,400</text:p>
          </table:table-cell>
          <table:table-cell table:style-name="ce8" table:formula="of:=[.I16]+[.D17]" office:value-type="currency" office:currency="USD" office:value="111871.274815271" calcext:value-type="currency">
            <text:p>$111,871</text:p>
          </table:table-cell>
          <table:table-cell table:style-name="ce11" office:value-type="percentage" office:value="0.0766" calcext:value-type="percentage">
            <text:p>7.66%</text:p>
          </table:table-cell>
          <table:table-cell table:style-name="ce15" table:formula="of:=[.F17]*[.G17]" office:value-type="currency" office:currency="USD" office:value="8569.33965084975" calcext:value-type="currency">
            <text:p>$8,569</text:p>
          </table:table-cell>
          <table:table-cell table:formula="of:=[.F17]+[.H17]" office:value-type="currency" office:currency="USD" office:value="120440.614466121" calcext:value-type="currency">
            <text:p>$120,441</text:p>
          </table:table-cell>
        </table:table-row>
        <table:table-row table:style-name="ro1">
          <table:table-cell table:style-name="ce2" office:value-type="float" office:value="1969" calcext:value-type="float">
            <text:p>1969</text:p>
          </table:table-cell>
          <table:table-cell table:style-name="ce2" table:formula="of:=[.B19]-1" office:value-type="float" office:value="31" calcext:value-type="float">
            <text:p>31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17]+[.D18]" office:value-type="currency" office:currency="USD" office:value="80600" calcext:value-type="currency">
            <text:p>$80,600</text:p>
          </table:table-cell>
          <table:table-cell table:style-name="ce8" table:formula="of:=[.I17]+[.D18]" office:value-type="currency" office:currency="USD" office:value="126640.614466121" calcext:value-type="currency">
            <text:p>$126,641</text:p>
          </table:table-cell>
          <table:table-cell table:style-name="ce11" office:value-type="percentage" office:value="-0.1136" calcext:value-type="percentage">
            <text:p>-11.36%</text:p>
          </table:table-cell>
          <table:table-cell table:style-name="ce15" table:formula="of:=[.F18]*[.G18]" office:value-type="currency" office:currency="USD" office:value="-14386.3738033513" calcext:value-type="currency">
            <text:p>-$14,386</text:p>
          </table:table-cell>
          <table:table-cell table:formula="of:=[.F18]+[.H18]" office:value-type="currency" office:currency="USD" office:value="112254.240662769" calcext:value-type="currency">
            <text:p>$112,254</text:p>
          </table:table-cell>
        </table:table-row>
        <table:table-row table:style-name="ro1">
          <table:table-cell table:style-name="ce2" office:value-type="float" office:value="1970" calcext:value-type="float">
            <text:p>1970</text:p>
          </table:table-cell>
          <table:table-cell table:style-name="ce2" table:formula="of:=[.B20]-1" office:value-type="float" office:value="32" calcext:value-type="float">
            <text:p>32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18]+[.D19]" office:value-type="currency" office:currency="USD" office:value="86800" calcext:value-type="currency">
            <text:p>$86,800</text:p>
          </table:table-cell>
          <table:table-cell table:style-name="ce8" table:formula="of:=[.I18]+[.D19]" office:value-type="currency" office:currency="USD" office:value="118454.240662769" calcext:value-type="currency">
            <text:p>$118,454</text:p>
          </table:table-cell>
          <table:table-cell table:style-name="ce11" office:value-type="percentage" office:value="0.001" calcext:value-type="percentage">
            <text:p>0.10%</text:p>
          </table:table-cell>
          <table:table-cell table:style-name="ce15" table:formula="of:=[.F19]*[.G19]" office:value-type="currency" office:currency="USD" office:value="118.454240662769" calcext:value-type="currency">
            <text:p>$118</text:p>
          </table:table-cell>
          <table:table-cell table:formula="of:=[.F19]+[.H19]" office:value-type="currency" office:currency="USD" office:value="118572.694903432" calcext:value-type="currency">
            <text:p>$118,573</text:p>
          </table:table-cell>
        </table:table-row>
        <table:table-row table:style-name="ro1">
          <table:table-cell table:style-name="ce2" office:value-type="float" office:value="1971" calcext:value-type="float">
            <text:p>1971</text:p>
          </table:table-cell>
          <table:table-cell table:style-name="ce2" table:formula="of:=[.B21]-1" office:value-type="float" office:value="33" calcext:value-type="float">
            <text:p>33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19]+[.D20]" office:value-type="currency" office:currency="USD" office:value="93000" calcext:value-type="currency">
            <text:p>$93,000</text:p>
          </table:table-cell>
          <table:table-cell table:style-name="ce8" table:formula="of:=[.I19]+[.D20]" office:value-type="currency" office:currency="USD" office:value="124772.694903432" calcext:value-type="currency">
            <text:p>$124,773</text:p>
          </table:table-cell>
          <table:table-cell table:style-name="ce11" office:value-type="percentage" office:value="0.1079" calcext:value-type="percentage">
            <text:p>10.79%</text:p>
          </table:table-cell>
          <table:table-cell table:style-name="ce15" table:formula="of:=[.F20]*[.G20]" office:value-type="currency" office:currency="USD" office:value="13462.9737800803" calcext:value-type="currency">
            <text:p>$13,463</text:p>
          </table:table-cell>
          <table:table-cell table:formula="of:=[.F20]+[.H20]" office:value-type="currency" office:currency="USD" office:value="138235.668683512" calcext:value-type="currency">
            <text:p>$138,236</text:p>
          </table:table-cell>
        </table:table-row>
        <table:table-row table:style-name="ro1">
          <table:table-cell table:style-name="ce2" office:value-type="float" office:value="1972" calcext:value-type="float">
            <text:p>1972</text:p>
          </table:table-cell>
          <table:table-cell table:style-name="ce2" table:formula="of:=[.B22]-1" office:value-type="float" office:value="34" calcext:value-type="float">
            <text:p>34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20]+[.D21]" office:value-type="currency" office:currency="USD" office:value="99200" calcext:value-type="currency">
            <text:p>$99,200</text:p>
          </table:table-cell>
          <table:table-cell table:style-name="ce8" table:formula="of:=[.I20]+[.D21]" office:value-type="currency" office:currency="USD" office:value="144435.668683512" calcext:value-type="currency">
            <text:p>$144,436</text:p>
          </table:table-cell>
          <table:table-cell table:style-name="ce11" office:value-type="percentage" office:value="0.1563" calcext:value-type="percentage">
            <text:p>15.63%</text:p>
          </table:table-cell>
          <table:table-cell table:style-name="ce15" table:formula="of:=[.F21]*[.G21]" office:value-type="currency" office:currency="USD" office:value="22575.295015233" calcext:value-type="currency">
            <text:p>$22,575</text:p>
          </table:table-cell>
          <table:table-cell table:formula="of:=[.F21]+[.H21]" office:value-type="currency" office:currency="USD" office:value="167010.963698745" calcext:value-type="currency">
            <text:p>$167,011</text:p>
          </table:table-cell>
        </table:table-row>
        <table:table-row table:style-name="ro1">
          <table:table-cell table:style-name="ce2" office:value-type="float" office:value="1973" calcext:value-type="float">
            <text:p>1973</text:p>
          </table:table-cell>
          <table:table-cell table:style-name="ce2" table:formula="of:=[.B23]-1" office:value-type="float" office:value="35" calcext:value-type="float">
            <text:p>35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21]+[.D22]" office:value-type="currency" office:currency="USD" office:value="105400" calcext:value-type="currency">
            <text:p>$105,400</text:p>
          </table:table-cell>
          <table:table-cell table:style-name="ce8" table:formula="of:=[.I21]+[.D22]" office:value-type="currency" office:currency="USD" office:value="173210.963698745" calcext:value-type="currency">
            <text:p>$173,211</text:p>
          </table:table-cell>
          <table:table-cell table:style-name="ce11" office:value-type="percentage" office:value="-0.1737" calcext:value-type="percentage">
            <text:p>-17.37%</text:p>
          </table:table-cell>
          <table:table-cell table:style-name="ce15" table:formula="of:=[.F22]*[.G22]" office:value-type="currency" office:currency="USD" office:value="-30086.7443944721" calcext:value-type="currency">
            <text:p>-$30,087</text:p>
          </table:table-cell>
          <table:table-cell table:formula="of:=[.F22]+[.H22]" office:value-type="currency" office:currency="USD" office:value="143124.219304273" calcext:value-type="currency">
            <text:p>$143,124</text:p>
          </table:table-cell>
        </table:table-row>
        <table:table-row table:style-name="ro1">
          <table:table-cell table:style-name="ce2" office:value-type="float" office:value="1974" calcext:value-type="float">
            <text:p>1974</text:p>
          </table:table-cell>
          <table:table-cell table:style-name="ce2" table:formula="of:=[.B24]-1" office:value-type="float" office:value="36" calcext:value-type="float">
            <text:p>36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22]+[.D23]" office:value-type="currency" office:currency="USD" office:value="111600" calcext:value-type="currency">
            <text:p>$111,600</text:p>
          </table:table-cell>
          <table:table-cell table:style-name="ce8" table:formula="of:=[.I22]+[.D23]" office:value-type="currency" office:currency="USD" office:value="149324.219304273" calcext:value-type="currency">
            <text:p>$149,324</text:p>
          </table:table-cell>
          <table:table-cell table:style-name="ce11" office:value-type="percentage" office:value="-0.2972" calcext:value-type="percentage">
            <text:p>-29.72%</text:p>
          </table:table-cell>
          <table:table-cell table:style-name="ce15" table:formula="of:=[.F23]*[.G23]" office:value-type="currency" office:currency="USD" office:value="-44379.15797723" calcext:value-type="currency">
            <text:p>-$44,379</text:p>
          </table:table-cell>
          <table:table-cell table:formula="of:=[.F23]+[.H23]" office:value-type="currency" office:currency="USD" office:value="104945.061327043" calcext:value-type="currency">
            <text:p>$104,945</text:p>
          </table:table-cell>
        </table:table-row>
        <table:table-row table:style-name="ro1">
          <table:table-cell table:style-name="ce2" office:value-type="float" office:value="1975" calcext:value-type="float">
            <text:p>1975</text:p>
          </table:table-cell>
          <table:table-cell table:style-name="ce2" table:formula="of:=[.B25]-1" office:value-type="float" office:value="37" calcext:value-type="float">
            <text:p>37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23]+[.D24]" office:value-type="currency" office:currency="USD" office:value="117800" calcext:value-type="currency">
            <text:p>$117,800</text:p>
          </table:table-cell>
          <table:table-cell table:style-name="ce8" table:formula="of:=[.I23]+[.D24]" office:value-type="currency" office:currency="USD" office:value="111145.061327043" calcext:value-type="currency">
            <text:p>$111,145</text:p>
          </table:table-cell>
          <table:table-cell table:style-name="ce11" office:value-type="percentage" office:value="0.3155" calcext:value-type="percentage">
            <text:p>31.55%</text:p>
          </table:table-cell>
          <table:table-cell table:style-name="ce15" table:formula="of:=[.F24]*[.G24]" office:value-type="currency" office:currency="USD" office:value="35066.2668486822" calcext:value-type="currency">
            <text:p>$35,066</text:p>
          </table:table-cell>
          <table:table-cell table:formula="of:=[.F24]+[.H24]" office:value-type="currency" office:currency="USD" office:value="146211.328175725" calcext:value-type="currency">
            <text:p>$146,211</text:p>
          </table:table-cell>
        </table:table-row>
        <table:table-row table:style-name="ro1">
          <table:table-cell table:style-name="ce2" office:value-type="float" office:value="1976" calcext:value-type="float">
            <text:p>1976</text:p>
          </table:table-cell>
          <table:table-cell table:style-name="ce2" table:formula="of:=[.B26]-1" office:value-type="float" office:value="38" calcext:value-type="float">
            <text:p>38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24]+[.D25]" office:value-type="currency" office:currency="USD" office:value="124000" calcext:value-type="currency">
            <text:p>$124,000</text:p>
          </table:table-cell>
          <table:table-cell table:style-name="ce8" table:formula="of:=[.I24]+[.D25]" office:value-type="currency" office:currency="USD" office:value="152411.328175725" calcext:value-type="currency">
            <text:p>$152,411</text:p>
          </table:table-cell>
          <table:table-cell table:style-name="ce11" office:value-type="percentage" office:value="0.1915" calcext:value-type="percentage">
            <text:p>19.15%</text:p>
          </table:table-cell>
          <table:table-cell table:style-name="ce15" table:formula="of:=[.F25]*[.G25]" office:value-type="currency" office:currency="USD" office:value="29186.7693456514" calcext:value-type="currency">
            <text:p>$29,187</text:p>
          </table:table-cell>
          <table:table-cell table:formula="of:=[.F25]+[.H25]" office:value-type="currency" office:currency="USD" office:value="181598.097521377" calcext:value-type="currency">
            <text:p>$181,598</text:p>
          </table:table-cell>
        </table:table-row>
        <table:table-row table:style-name="ro1">
          <table:table-cell table:style-name="ce2" office:value-type="float" office:value="1977" calcext:value-type="float">
            <text:p>1977</text:p>
          </table:table-cell>
          <table:table-cell table:style-name="ce2" table:formula="of:=[.B27]-1" office:value-type="float" office:value="39" calcext:value-type="float">
            <text:p>39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25]+[.D26]" office:value-type="currency" office:currency="USD" office:value="130200" calcext:value-type="currency">
            <text:p>$130,200</text:p>
          </table:table-cell>
          <table:table-cell table:style-name="ce8" table:formula="of:=[.I25]+[.D26]" office:value-type="currency" office:currency="USD" office:value="187798.097521377" calcext:value-type="currency">
            <text:p>$187,798</text:p>
          </table:table-cell>
          <table:table-cell table:style-name="ce11" office:value-type="percentage" office:value="-0.115" calcext:value-type="percentage">
            <text:p>-11.50%</text:p>
          </table:table-cell>
          <table:table-cell table:style-name="ce15" table:formula="of:=[.F26]*[.G26]" office:value-type="currency" office:currency="USD" office:value="-21596.7812149583" calcext:value-type="currency">
            <text:p>-$21,597</text:p>
          </table:table-cell>
          <table:table-cell table:formula="of:=[.F26]+[.H26]" office:value-type="currency" office:currency="USD" office:value="166201.316306419" calcext:value-type="currency">
            <text:p>$166,201</text:p>
          </table:table-cell>
        </table:table-row>
        <table:table-row table:style-name="ro1">
          <table:table-cell table:style-name="ce2" office:value-type="float" office:value="1978" calcext:value-type="float">
            <text:p>1978</text:p>
          </table:table-cell>
          <table:table-cell table:style-name="ce2" table:formula="of:=[.B28]-1" office:value-type="float" office:value="40" calcext:value-type="float">
            <text:p>40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26]+[.D27]" office:value-type="currency" office:currency="USD" office:value="136400" calcext:value-type="currency">
            <text:p>$136,400</text:p>
          </table:table-cell>
          <table:table-cell table:style-name="ce8" table:formula="of:=[.I26]+[.D27]" office:value-type="currency" office:currency="USD" office:value="172401.316306419" calcext:value-type="currency">
            <text:p>$172,401</text:p>
          </table:table-cell>
          <table:table-cell table:style-name="ce11" office:value-type="percentage" office:value="0.0106" calcext:value-type="percentage">
            <text:p>1.06%</text:p>
          </table:table-cell>
          <table:table-cell table:style-name="ce15" table:formula="of:=[.F27]*[.G27]" office:value-type="currency" office:currency="USD" office:value="1827.45395284804" calcext:value-type="currency">
            <text:p>$1,827</text:p>
          </table:table-cell>
          <table:table-cell table:formula="of:=[.F27]+[.H27]" office:value-type="currency" office:currency="USD" office:value="174228.770259267" calcext:value-type="currency">
            <text:p>$174,229</text:p>
          </table:table-cell>
        </table:table-row>
        <table:table-row table:style-name="ro1">
          <table:table-cell table:style-name="ce2" office:value-type="float" office:value="1979" calcext:value-type="float">
            <text:p>1979</text:p>
          </table:table-cell>
          <table:table-cell table:style-name="ce2" table:formula="of:=[.B29]-1" office:value-type="float" office:value="41" calcext:value-type="float">
            <text:p>41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27]+[.D28]" office:value-type="currency" office:currency="USD" office:value="142600" calcext:value-type="currency">
            <text:p>$142,600</text:p>
          </table:table-cell>
          <table:table-cell table:style-name="ce8" table:formula="of:=[.I27]+[.D28]" office:value-type="currency" office:currency="USD" office:value="180428.770259267" calcext:value-type="currency">
            <text:p>$180,429</text:p>
          </table:table-cell>
          <table:table-cell table:style-name="ce11" office:value-type="percentage" office:value="0.1231" calcext:value-type="percentage">
            <text:p>12.31%</text:p>
          </table:table-cell>
          <table:table-cell table:style-name="ce15" table:formula="of:=[.F28]*[.G28]" office:value-type="currency" office:currency="USD" office:value="22210.7816189157" calcext:value-type="currency">
            <text:p>$22,211</text:p>
          </table:table-cell>
          <table:table-cell table:formula="of:=[.F28]+[.H28]" office:value-type="currency" office:currency="USD" office:value="202639.551878182" calcext:value-type="currency">
            <text:p>$202,640</text:p>
          </table:table-cell>
        </table:table-row>
        <table:table-row table:style-name="ro1">
          <table:table-cell table:style-name="ce2" office:value-type="float" office:value="1980" calcext:value-type="float">
            <text:p>1980</text:p>
          </table:table-cell>
          <table:table-cell table:style-name="ce2" table:formula="of:=[.B30]-1" office:value-type="float" office:value="42" calcext:value-type="float">
            <text:p>42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28]+[.D29]" office:value-type="currency" office:currency="USD" office:value="148800" calcext:value-type="currency">
            <text:p>$148,800</text:p>
          </table:table-cell>
          <table:table-cell table:style-name="ce8" table:formula="of:=[.I28]+[.D29]" office:value-type="currency" office:currency="USD" office:value="208839.551878182" calcext:value-type="currency">
            <text:p>$208,840</text:p>
          </table:table-cell>
          <table:table-cell table:style-name="ce11" office:value-type="percentage" office:value="0.2577" calcext:value-type="percentage">
            <text:p>25.77%</text:p>
          </table:table-cell>
          <table:table-cell table:style-name="ce15" table:formula="of:=[.F29]*[.G29]" office:value-type="currency" office:currency="USD" office:value="53817.9525190076" calcext:value-type="currency">
            <text:p>$53,818</text:p>
          </table:table-cell>
          <table:table-cell table:formula="of:=[.F29]+[.H29]" office:value-type="currency" office:currency="USD" office:value="262657.50439719" calcext:value-type="currency">
            <text:p>$262,658</text:p>
          </table:table-cell>
        </table:table-row>
        <table:table-row table:style-name="ro1">
          <table:table-cell table:style-name="ce2" office:value-type="float" office:value="1981" calcext:value-type="float">
            <text:p>1981</text:p>
          </table:table-cell>
          <table:table-cell table:style-name="ce2" table:formula="of:=[.B31]-1" office:value-type="float" office:value="43" calcext:value-type="float">
            <text:p>43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29]+[.D30]" office:value-type="currency" office:currency="USD" office:value="155000" calcext:value-type="currency">
            <text:p>$155,000</text:p>
          </table:table-cell>
          <table:table-cell table:style-name="ce8" table:formula="of:=[.I29]+[.D30]" office:value-type="currency" office:currency="USD" office:value="268857.50439719" calcext:value-type="currency">
            <text:p>$268,858</text:p>
          </table:table-cell>
          <table:table-cell table:style-name="ce11" office:value-type="percentage" office:value="-0.0973" calcext:value-type="percentage">
            <text:p>-9.73%</text:p>
          </table:table-cell>
          <table:table-cell table:style-name="ce15" table:formula="of:=[.F30]*[.G30]" office:value-type="currency" office:currency="USD" office:value="-26159.8351778466" calcext:value-type="currency">
            <text:p>-$26,160</text:p>
          </table:table-cell>
          <table:table-cell table:formula="of:=[.F30]+[.H30]" office:value-type="currency" office:currency="USD" office:value="242697.669219343" calcext:value-type="currency">
            <text:p>$242,698</text:p>
          </table:table-cell>
        </table:table-row>
        <table:table-row table:style-name="ro1">
          <table:table-cell table:style-name="ce2" office:value-type="float" office:value="1982" calcext:value-type="float">
            <text:p>1982</text:p>
          </table:table-cell>
          <table:table-cell table:style-name="ce2" table:formula="of:=[.B32]-1" office:value-type="float" office:value="44" calcext:value-type="float">
            <text:p>44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30]+[.D31]" office:value-type="currency" office:currency="USD" office:value="161200" calcext:value-type="currency">
            <text:p>$161,200</text:p>
          </table:table-cell>
          <table:table-cell table:style-name="ce8" table:formula="of:=[.I30]+[.D31]" office:value-type="currency" office:currency="USD" office:value="248897.669219343" calcext:value-type="currency">
            <text:p>$248,898</text:p>
          </table:table-cell>
          <table:table-cell table:style-name="ce11" office:value-type="percentage" office:value="0.1476" calcext:value-type="percentage">
            <text:p>14.76%</text:p>
          </table:table-cell>
          <table:table-cell table:style-name="ce15" table:formula="of:=[.F31]*[.G31]" office:value-type="currency" office:currency="USD" office:value="36737.2959767751" calcext:value-type="currency">
            <text:p>$36,737</text:p>
          </table:table-cell>
          <table:table-cell table:formula="of:=[.F31]+[.H31]" office:value-type="currency" office:currency="USD" office:value="285634.965196118" calcext:value-type="currency">
            <text:p>$285,635</text:p>
          </table:table-cell>
        </table:table-row>
        <table:table-row table:style-name="ro1">
          <table:table-cell table:style-name="ce2" office:value-type="float" office:value="1983" calcext:value-type="float">
            <text:p>1983</text:p>
          </table:table-cell>
          <table:table-cell table:style-name="ce2" table:formula="of:=[.B33]-1" office:value-type="float" office:value="45" calcext:value-type="float">
            <text:p>45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31]+[.D32]" office:value-type="currency" office:currency="USD" office:value="167400" calcext:value-type="currency">
            <text:p>$167,400</text:p>
          </table:table-cell>
          <table:table-cell table:style-name="ce8" table:formula="of:=[.I31]+[.D32]" office:value-type="currency" office:currency="USD" office:value="291834.965196118" calcext:value-type="currency">
            <text:p>$291,835</text:p>
          </table:table-cell>
          <table:table-cell table:style-name="ce11" office:value-type="percentage" office:value="0.1727" calcext:value-type="percentage">
            <text:p>17.27%</text:p>
          </table:table-cell>
          <table:table-cell table:style-name="ce15" table:formula="of:=[.F32]*[.G32]" office:value-type="currency" office:currency="USD" office:value="50399.8984893696" calcext:value-type="currency">
            <text:p>$50,400</text:p>
          </table:table-cell>
          <table:table-cell table:formula="of:=[.F32]+[.H32]" office:value-type="currency" office:currency="USD" office:value="342234.863685488" calcext:value-type="currency">
            <text:p>$342,235</text:p>
          </table:table-cell>
        </table:table-row>
        <table:table-row table:style-name="ro1">
          <table:table-cell table:style-name="ce2" office:value-type="float" office:value="1984" calcext:value-type="float">
            <text:p>1984</text:p>
          </table:table-cell>
          <table:table-cell table:style-name="ce2" table:formula="of:=[.B34]-1" office:value-type="float" office:value="46" calcext:value-type="float">
            <text:p>46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32]+[.D33]" office:value-type="currency" office:currency="USD" office:value="173600" calcext:value-type="currency">
            <text:p>$173,600</text:p>
          </table:table-cell>
          <table:table-cell table:style-name="ce8" table:formula="of:=[.I32]+[.D33]" office:value-type="currency" office:currency="USD" office:value="348434.863685488" calcext:value-type="currency">
            <text:p>$348,435</text:p>
          </table:table-cell>
          <table:table-cell table:style-name="ce11" office:value-type="percentage" office:value="0.014" calcext:value-type="percentage">
            <text:p>1.40%</text:p>
          </table:table-cell>
          <table:table-cell table:style-name="ce15" table:formula="of:=[.F33]*[.G33]" office:value-type="currency" office:currency="USD" office:value="4878.08809159683" calcext:value-type="currency">
            <text:p>$4,878</text:p>
          </table:table-cell>
          <table:table-cell table:formula="of:=[.F33]+[.H33]" office:value-type="currency" office:currency="USD" office:value="353312.951777085" calcext:value-type="currency">
            <text:p>$353,313</text:p>
          </table:table-cell>
        </table:table-row>
        <table:table-row table:style-name="ro1">
          <table:table-cell table:style-name="ce2" office:value-type="float" office:value="1985" calcext:value-type="float">
            <text:p>1985</text:p>
          </table:table-cell>
          <table:table-cell table:style-name="ce2" table:formula="of:=[.B35]-1" office:value-type="float" office:value="47" calcext:value-type="float">
            <text:p>47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33]+[.D34]" office:value-type="currency" office:currency="USD" office:value="179800" calcext:value-type="currency">
            <text:p>$179,800</text:p>
          </table:table-cell>
          <table:table-cell table:style-name="ce8" table:formula="of:=[.I33]+[.D34]" office:value-type="currency" office:currency="USD" office:value="359512.951777085" calcext:value-type="currency">
            <text:p>$359,513</text:p>
          </table:table-cell>
          <table:table-cell table:style-name="ce11" office:value-type="percentage" office:value="0.2633" calcext:value-type="percentage">
            <text:p>26.33%</text:p>
          </table:table-cell>
          <table:table-cell table:style-name="ce15" table:formula="of:=[.F34]*[.G34]" office:value-type="currency" office:currency="USD" office:value="94659.7602029064" calcext:value-type="currency">
            <text:p>$94,660</text:p>
          </table:table-cell>
          <table:table-cell table:formula="of:=[.F34]+[.H34]" office:value-type="currency" office:currency="USD" office:value="454172.711979991" calcext:value-type="currency">
            <text:p>$454,173</text:p>
          </table:table-cell>
        </table:table-row>
        <table:table-row table:style-name="ro1">
          <table:table-cell table:style-name="ce2" office:value-type="float" office:value="1986" calcext:value-type="float">
            <text:p>1986</text:p>
          </table:table-cell>
          <table:table-cell table:style-name="ce2" table:formula="of:=[.B36]-1" office:value-type="float" office:value="48" calcext:value-type="float">
            <text:p>48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34]+[.D35]" office:value-type="currency" office:currency="USD" office:value="186000" calcext:value-type="currency">
            <text:p>$186,000</text:p>
          </table:table-cell>
          <table:table-cell table:style-name="ce8" table:formula="of:=[.I34]+[.D35]" office:value-type="currency" office:currency="USD" office:value="460372.711979991" calcext:value-type="currency">
            <text:p>$460,373</text:p>
          </table:table-cell>
          <table:table-cell table:style-name="ce11" office:value-type="percentage" office:value="0.1462" calcext:value-type="percentage">
            <text:p>14.62%</text:p>
          </table:table-cell>
          <table:table-cell table:style-name="ce15" table:formula="of:=[.F35]*[.G35]" office:value-type="currency" office:currency="USD" office:value="67306.4904914747" calcext:value-type="currency">
            <text:p>$67,306</text:p>
          </table:table-cell>
          <table:table-cell table:formula="of:=[.F35]+[.H35]" office:value-type="currency" office:currency="USD" office:value="527679.202471466" calcext:value-type="currency">
            <text:p>$527,679</text:p>
          </table:table-cell>
        </table:table-row>
        <table:table-row table:style-name="ro1">
          <table:table-cell table:style-name="ce2" office:value-type="float" office:value="1987" calcext:value-type="float">
            <text:p>1987</text:p>
          </table:table-cell>
          <table:table-cell table:style-name="ce2" table:formula="of:=[.B37]-1" office:value-type="float" office:value="49" calcext:value-type="float">
            <text:p>49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35]+[.D36]" office:value-type="currency" office:currency="USD" office:value="192200" calcext:value-type="currency">
            <text:p>$192,200</text:p>
          </table:table-cell>
          <table:table-cell table:style-name="ce8" table:formula="of:=[.I35]+[.D36]" office:value-type="currency" office:currency="USD" office:value="533879.202471466" calcext:value-type="currency">
            <text:p>$533,879</text:p>
          </table:table-cell>
          <table:table-cell table:style-name="ce11" office:value-type="percentage" office:value="0.0203" calcext:value-type="percentage">
            <text:p>2.03%</text:p>
          </table:table-cell>
          <table:table-cell table:style-name="ce15" table:formula="of:=[.F36]*[.G36]" office:value-type="currency" office:currency="USD" office:value="10837.7478101708" calcext:value-type="currency">
            <text:p>$10,838</text:p>
          </table:table-cell>
          <table:table-cell table:formula="of:=[.F36]+[.H36]" office:value-type="currency" office:currency="USD" office:value="544716.950281637" calcext:value-type="currency">
            <text:p>$544,717</text:p>
          </table:table-cell>
        </table:table-row>
        <table:table-row table:style-name="ro1">
          <table:table-cell table:style-name="ce2" office:value-type="float" office:value="1988" calcext:value-type="float">
            <text:p>1988</text:p>
          </table:table-cell>
          <table:table-cell table:style-name="ce2" table:formula="of:=[.B38]-1" office:value-type="float" office:value="50" calcext:value-type="float">
            <text:p>50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36]+[.D37]" office:value-type="currency" office:currency="USD" office:value="198400" calcext:value-type="currency">
            <text:p>$198,400</text:p>
          </table:table-cell>
          <table:table-cell table:style-name="ce8" table:formula="of:=[.I36]+[.D37]" office:value-type="currency" office:currency="USD" office:value="550916.950281637" calcext:value-type="currency">
            <text:p>$550,917</text:p>
          </table:table-cell>
          <table:table-cell table:style-name="ce11" office:value-type="percentage" office:value="0.124" calcext:value-type="percentage">
            <text:p>12.40%</text:p>
          </table:table-cell>
          <table:table-cell table:style-name="ce15" table:formula="of:=[.F37]*[.G37]" office:value-type="currency" office:currency="USD" office:value="68313.701834923" calcext:value-type="currency">
            <text:p>$68,314</text:p>
          </table:table-cell>
          <table:table-cell table:formula="of:=[.F37]+[.H37]" office:value-type="currency" office:currency="USD" office:value="619230.65211656" calcext:value-type="currency">
            <text:p>$619,231</text:p>
          </table:table-cell>
        </table:table-row>
        <table:table-row table:style-name="ro1">
          <table:table-cell table:style-name="ce2" office:value-type="float" office:value="1989" calcext:value-type="float">
            <text:p>1989</text:p>
          </table:table-cell>
          <table:table-cell table:style-name="ce2" table:formula="of:=[.B39]-1" office:value-type="float" office:value="51" calcext:value-type="float">
            <text:p>51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37]+[.D38]" office:value-type="currency" office:currency="USD" office:value="204600" calcext:value-type="currency">
            <text:p>$204,600</text:p>
          </table:table-cell>
          <table:table-cell table:style-name="ce8" table:formula="of:=[.I37]+[.D38]" office:value-type="currency" office:currency="USD" office:value="625430.65211656" calcext:value-type="currency">
            <text:p>$625,431</text:p>
          </table:table-cell>
          <table:table-cell table:style-name="ce11" office:value-type="percentage" office:value="0.2725" calcext:value-type="percentage">
            <text:p>27.25%</text:p>
          </table:table-cell>
          <table:table-cell table:style-name="ce15" table:formula="of:=[.F38]*[.G38]" office:value-type="currency" office:currency="USD" office:value="170429.852701763" calcext:value-type="currency">
            <text:p>$170,430</text:p>
          </table:table-cell>
          <table:table-cell table:formula="of:=[.F38]+[.H38]" office:value-type="currency" office:currency="USD" office:value="795860.504818322" calcext:value-type="currency">
            <text:p>$795,861</text:p>
          </table:table-cell>
        </table:table-row>
        <table:table-row table:style-name="ro1">
          <table:table-cell table:style-name="ce2" office:value-type="float" office:value="1990" calcext:value-type="float">
            <text:p>1990</text:p>
          </table:table-cell>
          <table:table-cell table:style-name="ce2" table:formula="of:=[.B40]-1" office:value-type="float" office:value="52" calcext:value-type="float">
            <text:p>52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38]+[.D39]" office:value-type="currency" office:currency="USD" office:value="210800" calcext:value-type="currency">
            <text:p>$210,800</text:p>
          </table:table-cell>
          <table:table-cell table:style-name="ce8" table:formula="of:=[.I38]+[.D39]" office:value-type="currency" office:currency="USD" office:value="802060.504818322" calcext:value-type="currency">
            <text:p>$802,061</text:p>
          </table:table-cell>
          <table:table-cell table:style-name="ce11" office:value-type="percentage" office:value="-0.0656" calcext:value-type="percentage">
            <text:p>-6.56%</text:p>
          </table:table-cell>
          <table:table-cell table:style-name="ce15" table:formula="of:=[.F39]*[.G39]" office:value-type="currency" office:currency="USD" office:value="-52615.169116082" calcext:value-type="currency">
            <text:p>-$52,615</text:p>
          </table:table-cell>
          <table:table-cell table:formula="of:=[.F39]+[.H39]" office:value-type="currency" office:currency="USD" office:value="749445.335702241" calcext:value-type="currency">
            <text:p>$749,445</text:p>
          </table:table-cell>
        </table:table-row>
        <table:table-row table:style-name="ro1">
          <table:table-cell table:style-name="ce2" office:value-type="float" office:value="1991" calcext:value-type="float">
            <text:p>1991</text:p>
          </table:table-cell>
          <table:table-cell table:style-name="ce2" table:formula="of:=[.B41]-1" office:value-type="float" office:value="53" calcext:value-type="float">
            <text:p>53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39]+[.D40]" office:value-type="currency" office:currency="USD" office:value="217000" calcext:value-type="currency">
            <text:p>$217,000</text:p>
          </table:table-cell>
          <table:table-cell table:style-name="ce8" table:formula="of:=[.I39]+[.D40]" office:value-type="currency" office:currency="USD" office:value="755645.335702241" calcext:value-type="currency">
            <text:p>$755,645</text:p>
          </table:table-cell>
          <table:table-cell table:style-name="ce11" office:value-type="percentage" office:value="0.2631" calcext:value-type="percentage">
            <text:p>26.31%</text:p>
          </table:table-cell>
          <table:table-cell table:style-name="ce15" table:formula="of:=[.F40]*[.G40]" office:value-type="currency" office:currency="USD" office:value="198810.287823259" calcext:value-type="currency">
            <text:p>$198,810</text:p>
          </table:table-cell>
          <table:table-cell table:formula="of:=[.F40]+[.H40]" office:value-type="currency" office:currency="USD" office:value="954455.6235255" calcext:value-type="currency">
            <text:p>$954,456</text:p>
          </table:table-cell>
        </table:table-row>
        <table:table-row table:style-name="ro1">
          <table:table-cell table:style-name="ce2" office:value-type="float" office:value="1992" calcext:value-type="float">
            <text:p>1992</text:p>
          </table:table-cell>
          <table:table-cell table:style-name="ce2" table:formula="of:=[.B42]-1" office:value-type="float" office:value="54" calcext:value-type="float">
            <text:p>54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40]+[.D41]" office:value-type="currency" office:currency="USD" office:value="223200" calcext:value-type="currency">
            <text:p>$223,200</text:p>
          </table:table-cell>
          <table:table-cell table:style-name="ce8" table:formula="of:=[.I40]+[.D41]" office:value-type="currency" office:currency="USD" office:value="960655.6235255" calcext:value-type="currency">
            <text:p>$960,656</text:p>
          </table:table-cell>
          <table:table-cell table:style-name="ce11" office:value-type="percentage" office:value="0.0446" calcext:value-type="percentage">
            <text:p>4.46%</text:p>
          </table:table-cell>
          <table:table-cell table:style-name="ce15" table:formula="of:=[.F41]*[.G41]" office:value-type="currency" office:currency="USD" office:value="42845.2408092373" calcext:value-type="currency">
            <text:p>$42,845</text:p>
          </table:table-cell>
          <table:table-cell table:formula="of:=[.F41]+[.H41]" office:value-type="currency" office:currency="USD" office:value="1003500.86433474" calcext:value-type="currency">
            <text:p>$1,003,501</text:p>
          </table:table-cell>
        </table:table-row>
        <table:table-row table:style-name="ro1">
          <table:table-cell table:style-name="ce2" office:value-type="float" office:value="1993" calcext:value-type="float">
            <text:p>1993</text:p>
          </table:table-cell>
          <table:table-cell table:style-name="ce2" table:formula="of:=[.B43]-1" office:value-type="float" office:value="55" calcext:value-type="float">
            <text:p>55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41]+[.D42]" office:value-type="currency" office:currency="USD" office:value="229400" calcext:value-type="currency">
            <text:p>$229,400</text:p>
          </table:table-cell>
          <table:table-cell table:style-name="ce8" table:formula="of:=[.I41]+[.D42]" office:value-type="currency" office:currency="USD" office:value="1009700.86433474" calcext:value-type="currency">
            <text:p>$1,009,701</text:p>
          </table:table-cell>
          <table:table-cell table:style-name="ce11" office:value-type="percentage" office:value="0.0706" calcext:value-type="percentage">
            <text:p>7.06%</text:p>
          </table:table-cell>
          <table:table-cell table:style-name="ce15" table:formula="of:=[.F42]*[.G42]" office:value-type="currency" office:currency="USD" office:value="71284.8810220325" calcext:value-type="currency">
            <text:p>$71,285</text:p>
          </table:table-cell>
          <table:table-cell table:formula="of:=[.F42]+[.H42]" office:value-type="currency" office:currency="USD" office:value="1080985.74535677" calcext:value-type="currency">
            <text:p>$1,080,986</text:p>
          </table:table-cell>
        </table:table-row>
        <table:table-row table:style-name="ro1">
          <table:table-cell table:style-name="ce2" office:value-type="float" office:value="1994" calcext:value-type="float">
            <text:p>1994</text:p>
          </table:table-cell>
          <table:table-cell table:style-name="ce2" table:formula="of:=[.B44]-1" office:value-type="float" office:value="56" calcext:value-type="float">
            <text:p>56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42]+[.D43]" office:value-type="currency" office:currency="USD" office:value="235600" calcext:value-type="currency">
            <text:p>$235,600</text:p>
          </table:table-cell>
          <table:table-cell table:style-name="ce8" table:formula="of:=[.I42]+[.D43]" office:value-type="currency" office:currency="USD" office:value="1087185.74535677" calcext:value-type="currency">
            <text:p>$1,087,186</text:p>
          </table:table-cell>
          <table:table-cell table:style-name="ce11" office:value-type="percentage" office:value="-0.0154" calcext:value-type="percentage">
            <text:p>-1.54%</text:p>
          </table:table-cell>
          <table:table-cell table:style-name="ce15" table:formula="of:=[.F43]*[.G43]" office:value-type="currency" office:currency="USD" office:value="-16742.6604784943" calcext:value-type="currency">
            <text:p>-$16,743</text:p>
          </table:table-cell>
          <table:table-cell table:formula="of:=[.F43]+[.H43]" office:value-type="currency" office:currency="USD" office:value="1070443.08487828" calcext:value-type="currency">
            <text:p>$1,070,443</text:p>
          </table:table-cell>
        </table:table-row>
        <table:table-row table:style-name="ro1">
          <table:table-cell table:style-name="ce2" office:value-type="float" office:value="1995" calcext:value-type="float">
            <text:p>1995</text:p>
          </table:table-cell>
          <table:table-cell table:style-name="ce2" table:formula="of:=[.B45]-1" office:value-type="float" office:value="57" calcext:value-type="float">
            <text:p>57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43]+[.D44]" office:value-type="currency" office:currency="USD" office:value="241800" calcext:value-type="currency">
            <text:p>$241,800</text:p>
          </table:table-cell>
          <table:table-cell table:style-name="ce8" table:formula="of:=[.I43]+[.D44]" office:value-type="currency" office:currency="USD" office:value="1076643.08487828" calcext:value-type="currency">
            <text:p>$1,076,643</text:p>
          </table:table-cell>
          <table:table-cell table:style-name="ce11" office:value-type="percentage" office:value="0.3411" calcext:value-type="percentage">
            <text:p>34.11%</text:p>
          </table:table-cell>
          <table:table-cell table:style-name="ce15" table:formula="of:=[.F44]*[.G44]" office:value-type="currency" office:currency="USD" office:value="367242.95625198" calcext:value-type="currency">
            <text:p>$367,243</text:p>
          </table:table-cell>
          <table:table-cell table:formula="of:=[.F44]+[.H44]" office:value-type="currency" office:currency="USD" office:value="1443886.04113026" calcext:value-type="currency">
            <text:p>$1,443,886</text:p>
          </table:table-cell>
        </table:table-row>
        <table:table-row table:style-name="ro1">
          <table:table-cell table:style-name="ce2" office:value-type="float" office:value="1996" calcext:value-type="float">
            <text:p>1996</text:p>
          </table:table-cell>
          <table:table-cell table:style-name="ce2" table:formula="of:=[.B46]-1" office:value-type="float" office:value="58" calcext:value-type="float">
            <text:p>58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44]+[.D45]" office:value-type="currency" office:currency="USD" office:value="248000" calcext:value-type="currency">
            <text:p>$248,000</text:p>
          </table:table-cell>
          <table:table-cell table:style-name="ce8" table:formula="of:=[.I44]+[.D45]" office:value-type="currency" office:currency="USD" office:value="1450086.04113026" calcext:value-type="currency">
            <text:p>$1,450,086</text:p>
          </table:table-cell>
          <table:table-cell table:style-name="ce11" office:value-type="percentage" office:value="0.2026" calcext:value-type="percentage">
            <text:p>20.26%</text:p>
          </table:table-cell>
          <table:table-cell table:style-name="ce15" table:formula="of:=[.F45]*[.G45]" office:value-type="currency" office:currency="USD" office:value="293787.43193299" calcext:value-type="currency">
            <text:p>$293,787</text:p>
          </table:table-cell>
          <table:table-cell table:formula="of:=[.F45]+[.H45]" office:value-type="currency" office:currency="USD" office:value="1743873.47306325" calcext:value-type="currency">
            <text:p>$1,743,873</text:p>
          </table:table-cell>
        </table:table-row>
        <table:table-row table:style-name="ro1">
          <table:table-cell table:style-name="ce2" office:value-type="float" office:value="1997" calcext:value-type="float">
            <text:p>1997</text:p>
          </table:table-cell>
          <table:table-cell table:style-name="ce2" table:formula="of:=[.B47]-1" office:value-type="float" office:value="59" calcext:value-type="float">
            <text:p>59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45]+[.D46]" office:value-type="currency" office:currency="USD" office:value="254200" calcext:value-type="currency">
            <text:p>$254,200</text:p>
          </table:table-cell>
          <table:table-cell table:style-name="ce8" table:formula="of:=[.I45]+[.D46]" office:value-type="currency" office:currency="USD" office:value="1750073.47306325" calcext:value-type="currency">
            <text:p>$1,750,073</text:p>
          </table:table-cell>
          <table:table-cell table:style-name="ce11" office:value-type="percentage" office:value="0.3101" calcext:value-type="percentage">
            <text:p>31.01%</text:p>
          </table:table-cell>
          <table:table-cell table:style-name="ce15" table:formula="of:=[.F46]*[.G46]" office:value-type="currency" office:currency="USD" office:value="542697.783996912" calcext:value-type="currency">
            <text:p>$542,698</text:p>
          </table:table-cell>
          <table:table-cell table:formula="of:=[.F46]+[.H46]" office:value-type="currency" office:currency="USD" office:value="2292771.25706016" calcext:value-type="currency">
            <text:p>$2,292,771</text:p>
          </table:table-cell>
        </table:table-row>
        <table:table-row table:style-name="ro1">
          <table:table-cell table:style-name="ce2" office:value-type="float" office:value="1998" calcext:value-type="float">
            <text:p>1998</text:p>
          </table:table-cell>
          <table:table-cell table:style-name="ce2" table:formula="of:=[.B48]-1" office:value-type="float" office:value="60" calcext:value-type="float">
            <text:p>60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46]+[.D47]" office:value-type="currency" office:currency="USD" office:value="260400" calcext:value-type="currency">
            <text:p>$260,400</text:p>
          </table:table-cell>
          <table:table-cell table:style-name="ce8" table:formula="of:=[.I46]+[.D47]" office:value-type="currency" office:currency="USD" office:value="2298971.25706016" calcext:value-type="currency">
            <text:p>$2,298,971</text:p>
          </table:table-cell>
          <table:table-cell table:style-name="ce11" office:value-type="percentage" office:value="0.2667" calcext:value-type="percentage">
            <text:p>26.67%</text:p>
          </table:table-cell>
          <table:table-cell table:style-name="ce15" table:formula="of:=[.F47]*[.G47]" office:value-type="currency" office:currency="USD" office:value="613135.634257944" calcext:value-type="currency">
            <text:p>$613,136</text:p>
          </table:table-cell>
          <table:table-cell table:formula="of:=[.F47]+[.H47]" office:value-type="currency" office:currency="USD" office:value="2912106.8913181" calcext:value-type="currency">
            <text:p>$2,912,107</text:p>
          </table:table-cell>
        </table:table-row>
        <table:table-row table:style-name="ro1">
          <table:table-cell table:style-name="ce2" office:value-type="float" office:value="1999" calcext:value-type="float">
            <text:p>1999</text:p>
          </table:table-cell>
          <table:table-cell table:style-name="ce2" table:formula="of:=[.B49]-1" office:value-type="float" office:value="61" calcext:value-type="float">
            <text:p>61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47]+[.D48]" office:value-type="currency" office:currency="USD" office:value="266600" calcext:value-type="currency">
            <text:p>$266,600</text:p>
          </table:table-cell>
          <table:table-cell table:style-name="ce8" table:formula="of:=[.I47]+[.D48]" office:value-type="currency" office:currency="USD" office:value="2918306.8913181" calcext:value-type="currency">
            <text:p>$2,918,307</text:p>
          </table:table-cell>
          <table:table-cell table:style-name="ce11" office:value-type="percentage" office:value="0.1953" calcext:value-type="percentage">
            <text:p>19.53%</text:p>
          </table:table-cell>
          <table:table-cell table:style-name="ce15" table:formula="of:=[.F48]*[.G48]" office:value-type="currency" office:currency="USD" office:value="569945.335874425" calcext:value-type="currency">
            <text:p>$569,945</text:p>
          </table:table-cell>
          <table:table-cell table:formula="of:=[.F48]+[.H48]" office:value-type="currency" office:currency="USD" office:value="3488252.22719253" calcext:value-type="currency">
            <text:p>$3,488,252</text:p>
          </table:table-cell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table:formula="of:=[.B50]-1" office:value-type="float" office:value="62" calcext:value-type="float">
            <text:p>62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48]+[.D49]" office:value-type="currency" office:currency="USD" office:value="272800" calcext:value-type="currency">
            <text:p>$272,800</text:p>
          </table:table-cell>
          <table:table-cell table:style-name="ce8" table:formula="of:=[.I48]+[.D49]" office:value-type="currency" office:currency="USD" office:value="3494452.22719253" calcext:value-type="currency">
            <text:p>$3,494,452</text:p>
          </table:table-cell>
          <table:table-cell table:style-name="ce11" office:value-type="percentage" office:value="-0.1014" calcext:value-type="percentage">
            <text:p>-10.14%</text:p>
          </table:table-cell>
          <table:table-cell table:style-name="ce15" table:formula="of:=[.F49]*[.G49]" office:value-type="currency" office:currency="USD" office:value="-354337.455837322" calcext:value-type="currency">
            <text:p>-$354,337</text:p>
          </table:table-cell>
          <table:table-cell table:formula="of:=[.F49]+[.H49]" office:value-type="currency" office:currency="USD" office:value="3140114.7713552" calcext:value-type="currency">
            <text:p>$3,140,115</text:p>
          </table:table-cell>
        </table:table-row>
        <table:table-row table:style-name="ro1">
          <table:table-cell table:style-name="ce2" office:value-type="float" office:value="2001" calcext:value-type="float">
            <text:p>2001</text:p>
          </table:table-cell>
          <table:table-cell table:style-name="ce2" table:formula="of:=[.B51]-1" office:value-type="float" office:value="63" calcext:value-type="float">
            <text:p>63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49]+[.D50]" office:value-type="currency" office:currency="USD" office:value="279000" calcext:value-type="currency">
            <text:p>$279,000</text:p>
          </table:table-cell>
          <table:table-cell table:style-name="ce8" table:formula="of:=[.I49]+[.D50]" office:value-type="currency" office:currency="USD" office:value="3146314.7713552" calcext:value-type="currency">
            <text:p>$3,146,315</text:p>
          </table:table-cell>
          <table:table-cell table:style-name="ce11" office:value-type="percentage" office:value="-0.1304" calcext:value-type="percentage">
            <text:p>-13.04%</text:p>
          </table:table-cell>
          <table:table-cell table:style-name="ce15" table:formula="of:=[.F50]*[.G50]" office:value-type="currency" office:currency="USD" office:value="-410279.446184719" calcext:value-type="currency">
            <text:p>-$410,279</text:p>
          </table:table-cell>
          <table:table-cell table:formula="of:=[.F50]+[.H50]" office:value-type="currency" office:currency="USD" office:value="2736035.32517049" calcext:value-type="currency">
            <text:p>$2,736,035</text:p>
          </table:table-cell>
        </table:table-row>
        <table:table-row table:style-name="ro1">
          <table:table-cell table:style-name="ce2" office:value-type="float" office:value="2002" calcext:value-type="float">
            <text:p>2002</text:p>
          </table:table-cell>
          <table:table-cell table:style-name="ce2" table:formula="of:=[.B52]-1" office:value-type="float" office:value="64" calcext:value-type="float">
            <text:p>64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50]+[.D51]" office:value-type="currency" office:currency="USD" office:value="285200" calcext:value-type="currency">
            <text:p>$285,200</text:p>
          </table:table-cell>
          <table:table-cell table:style-name="ce8" table:formula="of:=[.I50]+[.D51]" office:value-type="currency" office:currency="USD" office:value="2742235.32517049" calcext:value-type="currency">
            <text:p>$2,742,235</text:p>
          </table:table-cell>
          <table:table-cell table:style-name="ce11" office:value-type="percentage" office:value="-0.2337" calcext:value-type="percentage">
            <text:p>-23.37%</text:p>
          </table:table-cell>
          <table:table-cell table:style-name="ce15" table:formula="of:=[.F51]*[.G51]" office:value-type="currency" office:currency="USD" office:value="-640860.395492343" calcext:value-type="currency">
            <text:p>-$640,860</text:p>
          </table:table-cell>
          <table:table-cell table:formula="of:=[.F51]+[.H51]" office:value-type="currency" office:currency="USD" office:value="2101374.92967814" calcext:value-type="currency">
            <text:p>$2,101,375</text:p>
          </table:table-cell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2" table:formula="of:=[.B53]-1" office:value-type="float" office:value="65" calcext:value-type="float">
            <text:p>65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51]+[.D52]" office:value-type="currency" office:currency="USD" office:value="291400" calcext:value-type="currency">
            <text:p>$291,400</text:p>
          </table:table-cell>
          <table:table-cell table:style-name="ce8" table:formula="of:=[.I51]+[.D52]" office:value-type="currency" office:currency="USD" office:value="2107574.92967814" calcext:value-type="currency">
            <text:p>$2,107,575</text:p>
          </table:table-cell>
          <table:table-cell table:style-name="ce11" office:value-type="percentage" office:value="0.2638" calcext:value-type="percentage">
            <text:p>26.38%</text:p>
          </table:table-cell>
          <table:table-cell table:style-name="ce15" table:formula="of:=[.F52]*[.G52]" office:value-type="currency" office:currency="USD" office:value="555978.266449094" calcext:value-type="currency">
            <text:p>$555,978</text:p>
          </table:table-cell>
          <table:table-cell table:formula="of:=[.F52]+[.H52]" office:value-type="currency" office:currency="USD" office:value="2663553.19612724" calcext:value-type="currency">
            <text:p>$2,663,553</text:p>
          </table:table-cell>
        </table:table-row>
        <table:table-row table:style-name="ro1">
          <table:table-cell table:style-name="ce2" office:value-type="float" office:value="2004" calcext:value-type="float">
            <text:p>2004</text:p>
          </table:table-cell>
          <table:table-cell table:style-name="ce2" table:formula="of:=[.B54]-1" office:value-type="float" office:value="66" calcext:value-type="float">
            <text:p>66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6200" calcext:value-type="currency">
            <text:p>$6,200</text:p>
          </table:table-cell>
          <table:table-cell table:style-name="ce8" table:formula="of:=[.E52]+[.D53]" office:value-type="currency" office:currency="USD" office:value="297600" calcext:value-type="currency">
            <text:p>$297,600</text:p>
          </table:table-cell>
          <table:table-cell table:style-name="ce8" table:formula="of:=[.I52]+[.D53]" office:value-type="currency" office:currency="USD" office:value="2669753.19612724" calcext:value-type="currency">
            <text:p>$2,669,753</text:p>
          </table:table-cell>
          <table:table-cell table:style-name="ce11" office:value-type="percentage" office:value="0.0899" calcext:value-type="percentage">
            <text:p>8.99%</text:p>
          </table:table-cell>
          <table:table-cell table:style-name="ce15" table:formula="of:=[.F53]*[.G53]" office:value-type="currency" office:currency="USD" office:value="240010.812331839" calcext:value-type="currency">
            <text:p>$240,011</text:p>
          </table:table-cell>
          <table:table-cell table:formula="of:=[.F53]+[.H53]" office:value-type="currency" office:currency="USD" office:value="2909764.00845908" calcext:value-type="currency">
            <text:p>$2,909,764</text:p>
          </table:table-cell>
        </table:table-row>
        <table:table-row table:style-name="ro1"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67" calcext:value-type="float">
            <text:p>67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-23161.84" calcext:value-type="currency">
            <text:p>-$23,162</text:p>
          </table:table-cell>
          <table:table-cell table:style-name="ce8" table:formula="of:=[.E53]+[.D54]" office:value-type="currency" office:currency="USD" office:value="274438.16" calcext:value-type="currency">
            <text:p>$274,438</text:p>
          </table:table-cell>
          <table:table-cell table:style-name="ce8" table:formula="of:=[.I53]+[.D54]" office:value-type="currency" office:currency="USD" office:value="2886602.16845908" calcext:value-type="currency">
            <text:p>$2,886,602</text:p>
          </table:table-cell>
          <table:table-cell table:style-name="ce11" office:value-type="percentage" office:value="0.03" calcext:value-type="percentage">
            <text:p>3.00%</text:p>
          </table:table-cell>
          <table:table-cell table:style-name="ce15" table:formula="of:=[.F54]*[.G54]" office:value-type="currency" office:currency="USD" office:value="86598.0650537723" calcext:value-type="currency">
            <text:p>$86,598</text:p>
          </table:table-cell>
          <table:table-cell table:formula="of:=[.F54]+[.H54]" office:value-type="currency" office:currency="USD" office:value="2973200.23351285" calcext:value-type="currency">
            <text:p>$2,973,200</text:p>
          </table:table-cell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2" table:formula="of:=[.B54]+1" office:value-type="float" office:value="68" calcext:value-type="float">
            <text:p>68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-23161.84" calcext:value-type="currency">
            <text:p>-$23,162</text:p>
          </table:table-cell>
          <table:table-cell table:style-name="ce8" table:formula="of:=[.E54]+[.D55]" office:value-type="currency" office:currency="USD" office:value="251276.32" calcext:value-type="currency">
            <text:p>$251,276</text:p>
          </table:table-cell>
          <table:table-cell table:style-name="ce8" table:formula="of:=[.I54]+[.D55]" office:value-type="currency" office:currency="USD" office:value="2950038.39351285" calcext:value-type="currency">
            <text:p>$2,950,038</text:p>
          </table:table-cell>
          <table:table-cell table:style-name="ce11" office:value-type="percentage" office:value="0.1362" calcext:value-type="percentage">
            <text:p>13.62%</text:p>
          </table:table-cell>
          <table:table-cell table:style-name="ce15" table:formula="of:=[.F55]*[.G55]" office:value-type="currency" office:currency="USD" office:value="401795.22919645" calcext:value-type="currency">
            <text:p>$401,795</text:p>
          </table:table-cell>
          <table:table-cell table:formula="of:=[.F55]+[.H55]" office:value-type="currency" office:currency="USD" office:value="3351833.6227093" calcext:value-type="currency">
            <text:p>$3,351,834</text:p>
          </table:table-cell>
        </table:table-row>
        <table:table-row table:style-name="ro1">
          <table:table-cell table:style-name="ce2" office:value-type="float" office:value="2007" calcext:value-type="float">
            <text:p>2007</text:p>
          </table:table-cell>
          <table:table-cell table:style-name="ce2" table:formula="of:=[.B55]+1" office:value-type="float" office:value="69" calcext:value-type="float">
            <text:p>69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-23161.84" calcext:value-type="currency">
            <text:p>-$23,162</text:p>
          </table:table-cell>
          <table:table-cell table:style-name="ce8" table:formula="of:=[.E55]+[.D56]" office:value-type="currency" office:currency="USD" office:value="228114.48" calcext:value-type="currency">
            <text:p>$228,114</text:p>
          </table:table-cell>
          <table:table-cell table:style-name="ce8" table:formula="of:=[.I55]+[.D56]" office:value-type="currency" office:currency="USD" office:value="3328671.7827093" calcext:value-type="currency">
            <text:p>$3,328,672</text:p>
          </table:table-cell>
          <table:table-cell table:style-name="ce11" office:value-type="percentage" office:value="0.0353" calcext:value-type="percentage">
            <text:p>3.53%</text:p>
          </table:table-cell>
          <table:table-cell table:style-name="ce15" table:formula="of:=[.F56]*[.G56]" office:value-type="currency" office:currency="USD" office:value="117502.113929638" calcext:value-type="currency">
            <text:p>$117,502</text:p>
          </table:table-cell>
          <table:table-cell table:formula="of:=[.F56]+[.H56]" office:value-type="currency" office:currency="USD" office:value="3446173.89663894" calcext:value-type="currency">
            <text:p>$3,446,174</text:p>
          </table:table-cell>
        </table:table-row>
        <table:table-row table:style-name="ro1">
          <table:table-cell table:style-name="ce2" office:value-type="float" office:value="2008" calcext:value-type="float">
            <text:p>2008</text:p>
          </table:table-cell>
          <table:table-cell table:style-name="ce2" table:formula="of:=[.B56]+1" office:value-type="float" office:value="70" calcext:value-type="float">
            <text:p>70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-23161.84" calcext:value-type="currency">
            <text:p>-$23,162</text:p>
          </table:table-cell>
          <table:table-cell table:style-name="ce8" table:formula="of:=[.E56]+[.D57]" office:value-type="currency" office:currency="USD" office:value="204952.64" calcext:value-type="currency">
            <text:p>$204,953</text:p>
          </table:table-cell>
          <table:table-cell table:style-name="ce8" table:formula="of:=[.I56]+[.D57]" office:value-type="currency" office:currency="USD" office:value="3423012.05663894" calcext:value-type="currency">
            <text:p>$3,423,012</text:p>
          </table:table-cell>
          <table:table-cell table:style-name="ce11" office:value-type="percentage" office:value="-0.3849" calcext:value-type="percentage">
            <text:p>-38.49%</text:p>
          </table:table-cell>
          <table:table-cell table:style-name="ce15" table:formula="of:=[.F57]*[.G57]" office:value-type="currency" office:currency="USD" office:value="-1317517.34060033" calcext:value-type="currency">
            <text:p>-$1,317,517</text:p>
          </table:table-cell>
          <table:table-cell table:formula="of:=[.F57]+[.H57]" office:value-type="currency" office:currency="USD" office:value="2105494.71603861" calcext:value-type="currency">
            <text:p>$2,105,495</text:p>
          </table:table-cell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2" table:formula="of:=[.B57]+1" office:value-type="float" office:value="71" calcext:value-type="float">
            <text:p>71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-23161.84" calcext:value-type="currency">
            <text:p>-$23,162</text:p>
          </table:table-cell>
          <table:table-cell table:style-name="ce8" table:formula="of:=[.E57]+[.D58]" office:value-type="currency" office:currency="USD" office:value="181790.8" calcext:value-type="currency">
            <text:p>$181,791</text:p>
          </table:table-cell>
          <table:table-cell table:style-name="ce8" table:formula="of:=[.I57]+[.D58]" office:value-type="currency" office:currency="USD" office:value="2082332.87603861" calcext:value-type="currency">
            <text:p>$2,082,333</text:p>
          </table:table-cell>
          <table:table-cell table:style-name="ce11" office:value-type="percentage" office:value="0.2345" calcext:value-type="percentage">
            <text:p>23.45%</text:p>
          </table:table-cell>
          <table:table-cell table:style-name="ce15" table:formula="of:=[.F58]*[.G58]" office:value-type="currency" office:currency="USD" office:value="488307.059431054" calcext:value-type="currency">
            <text:p>$488,307</text:p>
          </table:table-cell>
          <table:table-cell table:formula="of:=[.F58]+[.H58]" office:value-type="currency" office:currency="USD" office:value="2570639.93546966" calcext:value-type="currency">
            <text:p>$2,570,640</text:p>
          </table:table-cell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2" table:formula="of:=[.B58]+1" office:value-type="float" office:value="72" calcext:value-type="float">
            <text:p>72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-23161.84" calcext:value-type="currency">
            <text:p>-$23,162</text:p>
          </table:table-cell>
          <table:table-cell table:style-name="ce8" table:formula="of:=[.E58]+[.D59]" office:value-type="currency" office:currency="USD" office:value="158628.96" calcext:value-type="currency">
            <text:p>$158,629</text:p>
          </table:table-cell>
          <table:table-cell table:style-name="ce8" table:formula="of:=[.I58]+[.D59]" office:value-type="currency" office:currency="USD" office:value="2547478.09546966" calcext:value-type="currency">
            <text:p>$2,547,478</text:p>
          </table:table-cell>
          <table:table-cell table:style-name="ce11" office:value-type="percentage" office:value="0.1278" calcext:value-type="percentage">
            <text:p>12.78%</text:p>
          </table:table-cell>
          <table:table-cell table:style-name="ce15" table:formula="of:=[.F59]*[.G59]" office:value-type="currency" office:currency="USD" office:value="325567.700601023" calcext:value-type="currency">
            <text:p>$325,568</text:p>
          </table:table-cell>
          <table:table-cell table:formula="of:=[.F59]+[.H59]" office:value-type="currency" office:currency="USD" office:value="2873045.79607069" calcext:value-type="currency">
            <text:p>$2,873,046</text:p>
          </table:table-cell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table:formula="of:=[.B59]+1" office:value-type="float" office:value="73" calcext:value-type="float">
            <text:p>73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-23161.84" calcext:value-type="currency">
            <text:p>-$23,162</text:p>
          </table:table-cell>
          <table:table-cell table:style-name="ce8" table:formula="of:=[.E59]+[.D60]" office:value-type="currency" office:currency="USD" office:value="135467.12" calcext:value-type="currency">
            <text:p>$135,467</text:p>
          </table:table-cell>
          <table:table-cell table:style-name="ce8" table:formula="of:=[.I59]+[.D60]" office:value-type="currency" office:currency="USD" office:value="2849883.95607069" calcext:value-type="currency">
            <text:p>$2,849,884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5" table:formula="of:=[.F60]*[.G60]" office:value-type="currency" office:currency="USD" office:value="0" calcext:value-type="currency">
            <text:p>$0</text:p>
          </table:table-cell>
          <table:table-cell table:formula="of:=[.F60]+[.H60]" office:value-type="currency" office:currency="USD" office:value="2849883.95607069" calcext:value-type="currency">
            <text:p>$2,849,884</text:p>
          </table:table-cell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style-name="ce2" table:formula="of:=[.B60]+1" office:value-type="float" office:value="74" calcext:value-type="float">
            <text:p>74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-23161.84" calcext:value-type="currency">
            <text:p>-$23,162</text:p>
          </table:table-cell>
          <table:table-cell table:style-name="ce8" table:formula="of:=[.E60]+[.D61]" office:value-type="currency" office:currency="USD" office:value="112305.28" calcext:value-type="currency">
            <text:p>$112,305</text:p>
          </table:table-cell>
          <table:table-cell table:style-name="ce8" table:formula="of:=[.I60]+[.D61]" office:value-type="currency" office:currency="USD" office:value="2826722.11607069" calcext:value-type="currency">
            <text:p>$2,826,722</text:p>
          </table:table-cell>
          <table:table-cell table:style-name="ce11" office:value-type="percentage" office:value="0.1341" calcext:value-type="percentage">
            <text:p>13.41%</text:p>
          </table:table-cell>
          <table:table-cell table:style-name="ce15" table:formula="of:=[.F61]*[.G61]" office:value-type="currency" office:currency="USD" office:value="379063.435765079" calcext:value-type="currency">
            <text:p>$379,063</text:p>
          </table:table-cell>
          <table:table-cell table:formula="of:=[.F61]+[.H61]" office:value-type="currency" office:currency="USD" office:value="3205785.55183577" calcext:value-type="currency">
            <text:p>$3,205,786</text:p>
          </table:table-cell>
        </table:table-row>
        <table:table-row table:style-name="ro1">
          <table:table-cell table:style-name="ce2" office:value-type="float" office:value="2013" calcext:value-type="float">
            <text:p>2013</text:p>
          </table:table-cell>
          <table:table-cell table:style-name="ce2" table:formula="of:=[.B61]+1" office:value-type="float" office:value="75" calcext:value-type="float">
            <text:p>75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-23161.84" calcext:value-type="currency">
            <text:p>-$23,162</text:p>
          </table:table-cell>
          <table:table-cell table:style-name="ce8" table:formula="of:=[.E61]+[.D62]" office:value-type="currency" office:currency="USD" office:value="89143.44" calcext:value-type="currency">
            <text:p>$89,143</text:p>
          </table:table-cell>
          <table:table-cell table:style-name="ce8" table:formula="of:=[.I61]+[.D62]" office:value-type="currency" office:currency="USD" office:value="3182623.71183577" calcext:value-type="currency">
            <text:p>$3,182,624</text:p>
          </table:table-cell>
          <table:table-cell table:style-name="ce11" office:value-type="percentage" office:value="0.296" calcext:value-type="percentage">
            <text:p>29.60%</text:p>
          </table:table-cell>
          <table:table-cell table:style-name="ce15" table:formula="of:=[.F62]*[.G62]" office:value-type="currency" office:currency="USD" office:value="942056.618703387" calcext:value-type="currency">
            <text:p>$942,057</text:p>
          </table:table-cell>
          <table:table-cell table:formula="of:=[.F62]+[.H62]" office:value-type="currency" office:currency="USD" office:value="4124680.33053915" calcext:value-type="currency">
            <text:p>$4,124,680</text:p>
          </table:table-cell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2" table:formula="of:=[.B62]+1" office:value-type="float" office:value="76" calcext:value-type="float">
            <text:p>76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-23161.84" calcext:value-type="currency">
            <text:p>-$23,162</text:p>
          </table:table-cell>
          <table:table-cell table:style-name="ce8" table:formula="of:=[.E62]+[.D63]" office:value-type="currency" office:currency="USD" office:value="65981.6" calcext:value-type="currency">
            <text:p>$65,982</text:p>
          </table:table-cell>
          <table:table-cell table:style-name="ce8" table:formula="of:=[.I62]+[.D63]" office:value-type="currency" office:currency="USD" office:value="4101518.49053915" calcext:value-type="currency">
            <text:p>$4,101,518</text:p>
          </table:table-cell>
          <table:table-cell table:style-name="ce11" office:value-type="percentage" office:value="0.1139" calcext:value-type="percentage">
            <text:p>11.39%</text:p>
          </table:table-cell>
          <table:table-cell table:style-name="ce15" table:formula="of:=[.F63]*[.G63]" office:value-type="currency" office:currency="USD" office:value="467162.95607241" calcext:value-type="currency">
            <text:p>$467,163</text:p>
          </table:table-cell>
          <table:table-cell table:formula="of:=[.F63]+[.H63]" office:value-type="currency" office:currency="USD" office:value="4568681.44661156" calcext:value-type="currency">
            <text:p>$4,568,681</text:p>
          </table:table-cell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2" table:formula="of:=[.B63]+1" office:value-type="float" office:value="77" calcext:value-type="float">
            <text:p>77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-23161.84" calcext:value-type="currency">
            <text:p>-$23,162</text:p>
          </table:table-cell>
          <table:table-cell table:style-name="ce8" table:formula="of:=[.E63]+[.D64]" office:value-type="currency" office:currency="USD" office:value="42819.76" calcext:value-type="currency">
            <text:p>$42,820</text:p>
          </table:table-cell>
          <table:table-cell table:style-name="ce8" table:formula="of:=[.I63]+[.D64]" office:value-type="currency" office:currency="USD" office:value="4545519.60661156" calcext:value-type="currency">
            <text:p>$4,545,520</text:p>
          </table:table-cell>
          <table:table-cell table:style-name="ce11" office:value-type="percentage" office:value="-0.0073" calcext:value-type="percentage">
            <text:p>-0.73%</text:p>
          </table:table-cell>
          <table:table-cell table:style-name="ce15" table:formula="of:=[.F64]*[.G64]" office:value-type="currency" office:currency="USD" office:value="-33182.2931282644" calcext:value-type="currency">
            <text:p>-$33,182</text:p>
          </table:table-cell>
          <table:table-cell table:formula="of:=[.F64]+[.H64]" office:value-type="currency" office:currency="USD" office:value="4512337.3134833" calcext:value-type="currency">
            <text:p>$4,512,337</text:p>
          </table:table-cell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2" table:formula="of:=[.B64]+1" office:value-type="float" office:value="78" calcext:value-type="float">
            <text:p>78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-23161.84" calcext:value-type="currency">
            <text:p>-$23,162</text:p>
          </table:table-cell>
          <table:table-cell table:style-name="ce8" table:formula="of:=[.E64]+[.D65]" office:value-type="currency" office:currency="USD" office:value="19657.92" calcext:value-type="currency">
            <text:p>$19,658</text:p>
          </table:table-cell>
          <table:table-cell table:style-name="ce8" table:formula="of:=[.I64]+[.D65]" office:value-type="currency" office:currency="USD" office:value="4489175.4734833" calcext:value-type="currency">
            <text:p>$4,489,175</text:p>
          </table:table-cell>
          <table:table-cell table:style-name="ce11" office:value-type="percentage" office:value="0.0954" calcext:value-type="percentage">
            <text:p>9.54%</text:p>
          </table:table-cell>
          <table:table-cell table:style-name="ce15" table:formula="of:=[.F65]*[.G65]" office:value-type="currency" office:currency="USD" office:value="428267.340170307" calcext:value-type="currency">
            <text:p>$428,267</text:p>
          </table:table-cell>
          <table:table-cell table:formula="of:=[.F65]+[.H65]" office:value-type="currency" office:currency="USD" office:value="4917442.81365361" calcext:value-type="currency">
            <text:p>$4,917,443</text:p>
          </table:table-cell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2" table:formula="of:=[.B65]+1" office:value-type="float" office:value="79" calcext:value-type="float">
            <text:p>79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-23161.84" calcext:value-type="currency">
            <text:p>-$23,162</text:p>
          </table:table-cell>
          <table:table-cell table:style-name="ce8" table:formula="of:=[.E65]+[.D66]" office:value-type="currency" office:currency="USD" office:value="-3503.91999999999" calcext:value-type="currency">
            <text:p>-$3,504</text:p>
          </table:table-cell>
          <table:table-cell table:style-name="ce8" table:formula="of:=[.I65]+[.D66]" office:value-type="currency" office:currency="USD" office:value="4894280.97365361" calcext:value-type="currency">
            <text:p>$4,894,281</text:p>
          </table:table-cell>
          <table:table-cell table:style-name="ce11" office:value-type="percentage" office:value="0.1942" calcext:value-type="percentage">
            <text:p>19.42%</text:p>
          </table:table-cell>
          <table:table-cell table:style-name="ce15" table:formula="of:=[.F66]*[.G66]" office:value-type="currency" office:currency="USD" office:value="950469.36508353" calcext:value-type="currency">
            <text:p>$950,469</text:p>
          </table:table-cell>
          <table:table-cell table:formula="of:=[.F66]+[.H66]" office:value-type="currency" office:currency="USD" office:value="5844750.33873714" calcext:value-type="currency">
            <text:p>$5,844,750</text:p>
          </table:table-cell>
        </table:table-row>
        <table:table-row table:style-name="ro1">
          <table:table-cell table:style-name="ce2" office:value-type="float" office:value="2018" calcext:value-type="float">
            <text:p>2018</text:p>
          </table:table-cell>
          <table:table-cell table:style-name="ce2" table:formula="of:=[.B66]+1" office:value-type="float" office:value="80" calcext:value-type="float">
            <text:p>80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-23161.84" calcext:value-type="currency">
            <text:p>-$23,162</text:p>
          </table:table-cell>
          <table:table-cell table:style-name="ce8" table:formula="of:=[.E66]+[.D67]" office:value-type="currency" office:currency="USD" office:value="-26665.76" calcext:value-type="currency">
            <text:p>-$26,666</text:p>
          </table:table-cell>
          <table:table-cell table:style-name="ce8" table:formula="of:=[.I66]+[.D67]" office:value-type="currency" office:currency="USD" office:value="5821588.49873714" calcext:value-type="currency">
            <text:p>$5,821,588</text:p>
          </table:table-cell>
          <table:table-cell table:style-name="ce11" office:value-type="percentage" office:value="-0.0624" calcext:value-type="percentage">
            <text:p>-6.24%</text:p>
          </table:table-cell>
          <table:table-cell table:style-name="ce15" table:formula="of:=[.F67]*[.G67]" office:value-type="currency" office:currency="USD" office:value="-363267.122321197" calcext:value-type="currency">
            <text:p>-$363,267</text:p>
          </table:table-cell>
          <table:table-cell table:formula="of:=[.F67]+[.H67]" office:value-type="currency" office:currency="USD" office:value="5458321.37641594" calcext:value-type="currency">
            <text:p>$5,458,321</text:p>
          </table:table-cell>
        </table:table-row>
        <table:table-row table:style-name="ro1">
          <table:table-cell table:style-name="ce2" office:value-type="float" office:value="2019" calcext:value-type="float">
            <text:p>2019</text:p>
          </table:table-cell>
          <table:table-cell table:style-name="ce2" table:formula="of:=[.B67]+1" office:value-type="float" office:value="81" calcext:value-type="float">
            <text:p>81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-23161.84" calcext:value-type="currency">
            <text:p>-$23,162</text:p>
          </table:table-cell>
          <table:table-cell table:style-name="ce8" table:formula="of:=[.E67]+[.D68]" office:value-type="currency" office:currency="USD" office:value="-49827.6" calcext:value-type="currency">
            <text:p>-$49,828</text:p>
          </table:table-cell>
          <table:table-cell table:style-name="ce8" table:formula="of:=[.I67]+[.D68]" office:value-type="currency" office:currency="USD" office:value="5435159.53641594" calcext:value-type="currency">
            <text:p>$5,435,160</text:p>
          </table:table-cell>
          <table:table-cell table:style-name="ce11" office:value-type="percentage" office:value="0.2888" calcext:value-type="percentage">
            <text:p>28.88%</text:p>
          </table:table-cell>
          <table:table-cell table:style-name="ce15" table:formula="of:=[.F68]*[.G68]" office:value-type="currency" office:currency="USD" office:value="1569674.07411692" calcext:value-type="currency">
            <text:p>$1,569,674</text:p>
          </table:table-cell>
          <table:table-cell table:formula="of:=[.F68]+[.H68]" office:value-type="currency" office:currency="USD" office:value="7004833.61053286" calcext:value-type="currency">
            <text:p>$7,004,834</text:p>
          </table:table-cell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2" table:formula="of:=[.B68]+1" office:value-type="float" office:value="82" calcext:value-type="float">
            <text:p>82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-23161.84" calcext:value-type="currency">
            <text:p>-$23,162</text:p>
          </table:table-cell>
          <table:table-cell table:style-name="ce8" table:formula="of:=[.E68]+[.D69]" office:value-type="currency" office:currency="USD" office:value="-72989.44" calcext:value-type="currency">
            <text:p>-$72,989</text:p>
          </table:table-cell>
          <table:table-cell table:style-name="ce8" table:formula="of:=[.I68]+[.D69]" office:value-type="currency" office:currency="USD" office:value="6981671.77053286" calcext:value-type="currency">
            <text:p>$6,981,672</text:p>
          </table:table-cell>
          <table:table-cell table:style-name="ce11" office:value-type="percentage" office:value="0.1626" calcext:value-type="percentage">
            <text:p>16.26%</text:p>
          </table:table-cell>
          <table:table-cell table:style-name="ce15" table:formula="of:=[.F69]*[.G69]" office:value-type="currency" office:currency="USD" office:value="1135219.82988864" calcext:value-type="currency">
            <text:p>$1,135,220</text:p>
          </table:table-cell>
          <table:table-cell table:formula="of:=[.F69]+[.H69]" office:value-type="currency" office:currency="USD" office:value="8116891.60042151" calcext:value-type="currency">
            <text:p>$8,116,892</text:p>
          </table:table-cell>
        </table:table-row>
        <table:table-row table:style-name="ro1">
          <table:table-cell table:style-name="ce2" office:value-type="float" office:value="2021" calcext:value-type="float">
            <text:p>2021</text:p>
          </table:table-cell>
          <table:table-cell table:style-name="ce2" table:formula="of:=[.B69]+1" office:value-type="float" office:value="83" calcext:value-type="float">
            <text:p>83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-23161.84" calcext:value-type="currency">
            <text:p>-$23,162</text:p>
          </table:table-cell>
          <table:table-cell table:style-name="ce8" table:formula="of:=[.E69]+[.D70]" office:value-type="currency" office:currency="USD" office:value="-96151.28" calcext:value-type="currency">
            <text:p>-$96,151</text:p>
          </table:table-cell>
          <table:table-cell table:style-name="ce8" table:formula="of:=[.I69]+[.D70]" office:value-type="currency" office:currency="USD" office:value="8093729.76042151" calcext:value-type="currency">
            <text:p>$8,093,730</text:p>
          </table:table-cell>
          <table:table-cell table:style-name="ce11" office:value-type="percentage" office:value="0.2689" calcext:value-type="percentage">
            <text:p>26.89%</text:p>
          </table:table-cell>
          <table:table-cell table:style-name="ce15" table:formula="of:=[.F70]*[.G70]" office:value-type="currency" office:currency="USD" office:value="2176403.93257734" calcext:value-type="currency">
            <text:p>$2,176,404</text:p>
          </table:table-cell>
          <table:table-cell table:formula="of:=[.F70]+[.H70]" office:value-type="currency" office:currency="USD" office:value="10270133.6929989" calcext:value-type="currency">
            <text:p>$10,270,134</text:p>
          </table:table-cell>
        </table:table-row>
        <table:table-row table:style-name="ro1">
          <table:table-cell table:style-name="ce2" office:value-type="float" office:value="2022" calcext:value-type="float">
            <text:p>2022</text:p>
          </table:table-cell>
          <table:table-cell table:style-name="ce2" table:formula="of:=[.B70]+1" office:value-type="float" office:value="84" calcext:value-type="float">
            <text:p>84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-23161.84" calcext:value-type="currency">
            <text:p>-$23,162</text:p>
          </table:table-cell>
          <table:table-cell table:style-name="ce8" table:formula="of:=[.E70]+[.D71]" office:value-type="currency" office:currency="USD" office:value="-119313.12" calcext:value-type="currency">
            <text:p>-$119,313</text:p>
          </table:table-cell>
          <table:table-cell table:style-name="ce8" table:formula="of:=[.I70]+[.D71]" office:value-type="currency" office:currency="USD" office:value="10246971.8529989" calcext:value-type="currency">
            <text:p>$10,246,972</text:p>
          </table:table-cell>
          <table:table-cell table:style-name="ce11" office:value-type="percentage" office:value="-0.1944" calcext:value-type="percentage">
            <text:p>-19.44%</text:p>
          </table:table-cell>
          <table:table-cell table:style-name="ce15" table:formula="of:=[.F71]*[.G71]" office:value-type="currency" office:currency="USD" office:value="-1992011.32822298" calcext:value-type="currency">
            <text:p>-$1,992,011</text:p>
          </table:table-cell>
          <table:table-cell table:formula="of:=[.F71]+[.H71]" office:value-type="currency" office:currency="USD" office:value="8254960.52477587" calcext:value-type="currency">
            <text:p>$8,254,961</text:p>
          </table:table-cell>
        </table:table-row>
        <table:table-row table:style-name="ro1">
          <table:table-cell table:style-name="ce2" office:value-type="float" office:value="2023" calcext:value-type="float">
            <text:p>2023</text:p>
          </table:table-cell>
          <table:table-cell table:style-name="ce2" table:formula="of:=[.B71]+1" office:value-type="float" office:value="85" calcext:value-type="float">
            <text:p>85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-23161.84" calcext:value-type="currency">
            <text:p>-$23,162</text:p>
          </table:table-cell>
          <table:table-cell table:style-name="ce8" table:formula="of:=[.E71]+[.D72]" office:value-type="currency" office:currency="USD" office:value="-142474.96" calcext:value-type="currency">
            <text:p>-$142,475</text:p>
          </table:table-cell>
          <table:table-cell table:style-name="ce8" table:formula="of:=[.I71]+[.D72]" office:value-type="currency" office:currency="USD" office:value="8231798.68477587" calcext:value-type="currency">
            <text:p>$8,231,799</text:p>
          </table:table-cell>
          <table:table-cell table:style-name="ce11" office:value-type="percentage" office:value="0.2423" calcext:value-type="percentage">
            <text:p>24.23%</text:p>
          </table:table-cell>
          <table:table-cell table:style-name="ce15" table:formula="of:=[.F72]*[.G72]" office:value-type="currency" office:currency="USD" office:value="1994564.82132119" calcext:value-type="currency">
            <text:p>$1,994,565</text:p>
          </table:table-cell>
          <table:table-cell table:formula="of:=[.F72]+[.H72]" office:value-type="currency" office:currency="USD" office:value="10226363.5060971" calcext:value-type="currency">
            <text:p>$10,226,364</text:p>
          </table:table-cell>
        </table:table-row>
        <table:table-row table:style-name="ro1">
          <table:table-cell table:style-name="ce2" office:value-type="float" office:value="2024" calcext:value-type="float">
            <text:p>2024</text:p>
          </table:table-cell>
          <table:table-cell table:style-name="ce2" table:formula="of:=[.B72]+1" office:value-type="float" office:value="86" calcext:value-type="float">
            <text:p>86</text:p>
          </table:table-cell>
          <table:table-cell office:value-type="currency" office:currency="USD" office:value="50000" calcext:value-type="currency">
            <text:p>$50,000</text:p>
          </table:table-cell>
          <table:table-cell office:value-type="currency" office:currency="USD" office:value="-23161.84" calcext:value-type="currency">
            <text:p>-$23,162</text:p>
          </table:table-cell>
          <table:table-cell table:style-name="ce8" table:formula="of:=[.E72]+[.D73]" office:value-type="currency" office:currency="USD" office:value="-165636.8" calcext:value-type="currency">
            <text:p>-$165,637</text:p>
          </table:table-cell>
          <table:table-cell table:style-name="ce8" table:formula="of:=[.I72]+[.D73]" office:value-type="currency" office:currency="USD" office:value="10203201.6660971" calcext:value-type="currency">
            <text:p>$10,203,202</text:p>
          </table:table-cell>
          <table:table-cell table:style-name="ce11" office:value-type="percentage" office:value="0.1645" calcext:value-type="percentage">
            <text:p>16.45%</text:p>
          </table:table-cell>
          <table:table-cell table:style-name="ce15" table:formula="of:=[.F73]*[.G73]" office:value-type="currency" office:currency="USD" office:value="1678426.67407297" calcext:value-type="currency">
            <text:p>$1,678,427</text:p>
          </table:table-cell>
          <table:table-cell table:formula="of:=[.F73]+[.H73]" office:value-type="currency" office:currency="USD" office:value="11881628.34017" calcext:value-type="currency">
            <text:p>$11,881,628</text:p>
          </table:table-cell>
        </table:table-row>
        <table:table-row table:style-name="ro1">
          <table:table-cell table:style-name="ce2" table:number-columns-repeated="2"/>
          <table:table-cell table:style-name="ce8" table:number-columns-repeated="4"/>
          <table:table-cell table:style-name="ce11"/>
          <table:table-cell table:style-name="ce7"/>
          <table:table-cell/>
        </table:table-row>
        <table:table-row table:style-name="ro1" table:number-rows-repeated="26">
          <table:table-cell table:style-name="ce2" table:number-columns-repeated="2"/>
          <table:table-cell table:style-name="ce8" table:number-columns-repeated="4"/>
          <table:table-cell table:style-name="ce12"/>
          <table:table-cell table:style-name="ce15"/>
          <table:table-cell/>
        </table:table-row>
        <table:table-row table:style-name="ro1">
          <table:table-cell table:number-columns-repeated="4"/>
          <table:table-cell table:style-name="ce8" table:number-columns-repeated="2"/>
          <table:table-cell table:style-name="ce12"/>
          <table:table-cell table:style-name="ce15"/>
          <table:table-cell/>
        </table:table-row>
        <table:table-row table:style-name="ro1" table:number-rows-repeated="104847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>
        <table:named-range table:name="HTML_1" table:base-cell-address="$Sheet1.$A$1" table:cell-range-address="$Sheet1.$A$1:.$G$101"/>
        <table:named-range table:name="HTML_all" table:base-cell-address="$Sheet1.$A$1" table:cell-range-address="$Sheet1.$A$1:.$G$101"/>
        <table:named-range table:name="HTML_tables" table:base-cell-address="$Sheet1.$A$1" table:cell-range-address="$Sheet1.$A$1:.$A$1"/>
      </table:named-expressions>
      <table:database-ranges>
        <table:database-range table:name="__Anonymous_Sheet_DB__0" table:target-range-address="Sheet1.A5:Sheet1.XFD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P0" style:volatile="true">
      <number:number number:decimal-places="2" number:min-decimal-places="2" number:min-integer-digits="1"/>
      <number:text>%</number:text>
    </number:percentage-style>
    <number:percentage-style style:name="N121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1P0"/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9T07:24:52.124333891</dc:date>
    <meta:editing-duration>PT4H52M30S</meta:editing-duration>
    <meta:editing-cycles>5</meta:editing-cycles>
    <meta:generator>LibreOffice/7.4.7.2$Linux_X86_64 LibreOffice_project/40$Build-2</meta:generator>
    <meta:document-statistic meta:table-count="1" meta:cell-count="640" meta:object-count="0"/>
  </office:meta>
</office:document-meta>
</file>